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417in"/>
    </style:style>
    <style:style style:name="co2" style:family="table-column">
      <style:table-column-properties fo:break-before="auto" style:column-width="1.49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allSen_Data35_2" table:style-name="ta1">
        <table:shapes>
          <draw:frame draw:z-index="0" draw:style-name="gr1" draw:text-style-name="P1" svg:width="11.9366in" svg:height="6.9984in" svg:x="1.1811in" svg:y="0.0394in">
            <draw:object draw:notify-on-update-of-ranges="hallSen_Data35_2.A1:hallSen_Data35_2.A344 hallSen_Data35_2.B1:hallSen_Data35_2.B34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.867492335999941" calcext:value-type="float">
            <text:p>0.867492336</text:p>
          </table:table-cell>
          <table:table-cell office:value-type="float" office:value="69.2597976635451" calcext:value-type="float">
            <text:p>69.2597976635</text:p>
          </table:table-cell>
        </table:table-row>
        <table:table-row table:style-name="ro1">
          <table:table-cell office:value-type="float" office:value="1.36450749999995" calcext:value-type="float">
            <text:p>1.3645075</text:p>
          </table:table-cell>
          <table:table-cell office:value-type="float" office:value="120.720662760301" calcext:value-type="float">
            <text:p>120.7206627603</text:p>
          </table:table-cell>
        </table:table-row>
        <table:table-row table:style-name="ro1">
          <table:table-cell office:value-type="float" office:value="1.54737410000007" calcext:value-type="float">
            <text:p>1.5473741</text:p>
          </table:table-cell>
          <table:table-cell office:value-type="float" office:value="328.108030662565" calcext:value-type="float">
            <text:p>328.1080306626</text:p>
          </table:table-cell>
        </table:table-row>
        <table:table-row table:style-name="ro1">
          <table:table-cell office:value-type="float" office:value="1.69089526700009" calcext:value-type="float">
            <text:p>1.690895267</text:p>
          </table:table-cell>
          <table:table-cell office:value-type="float" office:value="418.056801335742" calcext:value-type="float">
            <text:p>418.0568013357</text:p>
          </table:table-cell>
        </table:table-row>
        <table:table-row table:style-name="ro1">
          <table:table-cell office:value-type="float" office:value="1.80748838399995" calcext:value-type="float">
            <text:p>1.807488384</text:p>
          </table:table-cell>
          <table:table-cell office:value-type="float" office:value="514.610137749976" calcext:value-type="float">
            <text:p>514.61013775</text:p>
          </table:table-cell>
        </table:table-row>
        <table:table-row table:style-name="ro1">
          <table:table-cell office:value-type="float" office:value="1.90925760100004" calcext:value-type="float">
            <text:p>1.909257601</text:p>
          </table:table-cell>
          <table:table-cell office:value-type="float" office:value="589.569240765124" calcext:value-type="float">
            <text:p>589.5692407651</text:p>
          </table:table-cell>
        </table:table-row>
        <table:table-row table:style-name="ro1">
          <table:table-cell office:value-type="float" office:value="2.09422748799989" calcext:value-type="float">
            <text:p>2.094227488</text:p>
          </table:table-cell>
          <table:table-cell office:value-type="float" office:value="324.377124153447" calcext:value-type="float">
            <text:p>324.3771241534</text:p>
          </table:table-cell>
        </table:table-row>
        <table:table-row table:style-name="ro1">
          <table:table-cell office:value-type="float" office:value="2.17004167799996" calcext:value-type="float">
            <text:p>2.170041678</text:p>
          </table:table-cell>
          <table:table-cell office:value-type="float" office:value="791.408574040581" calcext:value-type="float">
            <text:p>791.4085740406</text:p>
          </table:table-cell>
        </table:table-row>
        <table:table-row table:style-name="ro1">
          <table:table-cell office:value-type="float" office:value="2.24847483400004" calcext:value-type="float">
            <text:p>2.248474834</text:p>
          </table:table-cell>
          <table:table-cell office:value-type="float" office:value="764.982605059825" calcext:value-type="float">
            <text:p>764.9826050598</text:p>
          </table:table-cell>
        </table:table-row>
        <table:table-row table:style-name="ro1">
          <table:table-cell office:value-type="float" office:value="2.39655351600004" calcext:value-type="float">
            <text:p>2.396553516</text:p>
          </table:table-cell>
          <table:table-cell office:value-type="float" office:value="880.004635864218" calcext:value-type="float">
            <text:p>880.0046358642</text:p>
          </table:table-cell>
        </table:table-row>
        <table:table-row table:style-name="ro1">
          <table:table-cell office:value-type="float" office:value="2.475420579" calcext:value-type="float">
            <text:p>2.475420579</text:p>
          </table:table-cell>
          <table:table-cell office:value-type="float" office:value="760.773860693016" calcext:value-type="float">
            <text:p>760.773860693</text:p>
          </table:table-cell>
        </table:table-row>
        <table:table-row table:style-name="ro1">
          <table:table-cell office:value-type="float" office:value="2.53628461900007" calcext:value-type="float">
            <text:p>2.536284619</text:p>
          </table:table-cell>
          <table:table-cell office:value-type="float" office:value="985.803768529521" calcext:value-type="float">
            <text:p>985.8037685295</text:p>
          </table:table-cell>
        </table:table-row>
        <table:table-row table:style-name="ro1">
          <table:table-cell office:value-type="float" office:value="2.60759103500004" calcext:value-type="float">
            <text:p>2.607591035</text:p>
          </table:table-cell>
          <table:table-cell office:value-type="float" office:value="841.439008798661" calcext:value-type="float">
            <text:p>841.4390087987</text:p>
          </table:table-cell>
        </table:table-row>
        <table:table-row table:style-name="ro1">
          <table:table-cell office:value-type="float" office:value="2.6700094549999" calcext:value-type="float">
            <text:p>2.670009455</text:p>
          </table:table-cell>
          <table:table-cell office:value-type="float" office:value="961.254706545542" calcext:value-type="float">
            <text:p>961.2547065455</text:p>
          </table:table-cell>
        </table:table-row>
        <table:table-row table:style-name="ro1">
          <table:table-cell office:value-type="float" office:value="2.74004831499997" calcext:value-type="float">
            <text:p>2.740048315</text:p>
          </table:table-cell>
          <table:table-cell office:value-type="float" office:value="856.667284418134" calcext:value-type="float">
            <text:p>856.6672844181</text:p>
          </table:table-cell>
        </table:table-row>
        <table:table-row table:style-name="ro1">
          <table:table-cell office:value-type="float" office:value="2.80118443900005" calcext:value-type="float">
            <text:p>2.801184439</text:p>
          </table:table-cell>
          <table:table-cell office:value-type="float" office:value="981.416486264578" calcext:value-type="float">
            <text:p>981.4164862646</text:p>
          </table:table-cell>
        </table:table-row>
        <table:table-row table:style-name="ro1">
          <table:table-cell office:value-type="float" office:value="2.86456510099993" calcext:value-type="float">
            <text:p>2.864565101</text:p>
          </table:table-cell>
          <table:table-cell office:value-type="float" office:value="946.660986281919" calcext:value-type="float">
            <text:p>946.6609862819</text:p>
          </table:table-cell>
        </table:table-row>
        <table:table-row table:style-name="ro1">
          <table:table-cell office:value-type="float" office:value="2.92836769199994" calcext:value-type="float">
            <text:p>2.928367692</text:p>
          </table:table-cell>
          <table:table-cell office:value-type="float" office:value="940.400680592867" calcext:value-type="float">
            <text:p>940.4006805929</text:p>
          </table:table-cell>
        </table:table-row>
        <table:table-row table:style-name="ro1">
          <table:table-cell office:value-type="float" office:value="3.00452313300002" calcext:value-type="float">
            <text:p>3.004523133</text:p>
          </table:table-cell>
          <table:table-cell office:value-type="float" office:value="787.86228813165" calcext:value-type="float">
            <text:p>787.8622881317</text:p>
          </table:table-cell>
        </table:table-row>
        <table:table-row table:style-name="ro1">
          <table:table-cell office:value-type="float" office:value="3.18692999199993" calcext:value-type="float">
            <text:p>3.186929992</text:p>
          </table:table-cell>
          <table:table-cell office:value-type="float" office:value="879.365813102439" calcext:value-type="float">
            <text:p>879.3658131024</text:p>
          </table:table-cell>
        </table:table-row>
        <table:table-row table:style-name="ro1">
          <table:table-cell office:value-type="float" office:value="3.24794773000008" calcext:value-type="float">
            <text:p>3.24794773</text:p>
          </table:table-cell>
          <table:table-cell office:value-type="float" office:value="983.320620634224" calcext:value-type="float">
            <text:p>983.3206206342</text:p>
          </table:table-cell>
        </table:table-row>
        <table:table-row table:style-name="ro1">
          <table:table-cell office:value-type="float" office:value="3.31387084800008" calcext:value-type="float">
            <text:p>3.313870848</text:p>
          </table:table-cell>
          <table:table-cell office:value-type="float" office:value="910.151124829979" calcext:value-type="float">
            <text:p>910.15112483</text:p>
          </table:table-cell>
        </table:table-row>
        <table:table-row table:style-name="ro1">
          <table:table-cell office:value-type="float" office:value="3.38766352099992" calcext:value-type="float">
            <text:p>3.387663521</text:p>
          </table:table-cell>
          <table:table-cell office:value-type="float" office:value="813.088855042929" calcext:value-type="float">
            <text:p>813.0888550429</text:p>
          </table:table-cell>
        </table:table-row>
        <table:table-row table:style-name="ro1">
          <table:table-cell office:value-type="float" office:value="3.43388017300003" calcext:value-type="float">
            <text:p>3.433880173</text:p>
          </table:table-cell>
          <table:table-cell office:value-type="float" office:value="1298.2333726782" calcext:value-type="float">
            <text:p>1298.2333726782</text:p>
          </table:table-cell>
        </table:table-row>
        <table:table-row table:style-name="ro1">
          <table:table-cell office:value-type="float" office:value="3.49927604999993" calcext:value-type="float">
            <text:p>3.49927605</text:p>
          </table:table-cell>
          <table:table-cell office:value-type="float" office:value="917.489033751945" calcext:value-type="float">
            <text:p>917.4890337519</text:p>
          </table:table-cell>
        </table:table-row>
        <table:table-row table:style-name="ro1">
          <table:table-cell office:value-type="float" office:value="3.55962665099992" calcext:value-type="float">
            <text:p>3.559626651</text:p>
          </table:table-cell>
          <table:table-cell office:value-type="float" office:value="994.190596378949" calcext:value-type="float">
            <text:p>994.1905963789</text:p>
          </table:table-cell>
        </table:table-row>
        <table:table-row table:style-name="ro1">
          <table:table-cell office:value-type="float" office:value="3.62261626999998" calcext:value-type="float">
            <text:p>3.62261627</text:p>
          </table:table-cell>
          <table:table-cell office:value-type="float" office:value="952.537909459961" calcext:value-type="float">
            <text:p>952.53790946</text:p>
          </table:table-cell>
        </table:table-row>
        <table:table-row table:style-name="ro1">
          <table:table-cell office:value-type="float" office:value="3.68566161900003" calcext:value-type="float">
            <text:p>3.685661619</text:p>
          </table:table-cell>
          <table:table-cell office:value-type="float" office:value="951.695897503133" calcext:value-type="float">
            <text:p>951.6958975031</text:p>
          </table:table-cell>
        </table:table-row>
        <table:table-row table:style-name="ro1">
          <table:table-cell office:value-type="float" office:value="3.75288651200003" calcext:value-type="float">
            <text:p>3.752886512</text:p>
          </table:table-cell>
          <table:table-cell office:value-type="float" office:value="892.526522875952" calcext:value-type="float">
            <text:p>892.526522876</text:p>
          </table:table-cell>
        </table:table-row>
        <table:table-row table:style-name="ro1">
          <table:table-cell office:value-type="float" office:value="4.6237247439999" calcext:value-type="float">
            <text:p>4.623724744</text:p>
          </table:table-cell>
          <table:table-cell office:value-type="float" office:value="74.0728190427665" calcext:value-type="float">
            <text:p>74.0728190428</text:p>
          </table:table-cell>
        </table:table-row>
        <table:table-row table:style-name="ro1">
          <table:table-cell office:value-type="float" office:value="4.68608785099991" calcext:value-type="float">
            <text:p>4.686087851</text:p>
          </table:table-cell>
          <table:table-cell office:value-type="float" office:value="962.107292056348" calcext:value-type="float">
            <text:p>962.1072920563</text:p>
          </table:table-cell>
        </table:table-row>
        <table:table-row table:style-name="ro1">
          <table:table-cell office:value-type="float" office:value="4.74843038499989" calcext:value-type="float">
            <text:p>4.748430385</text:p>
          </table:table-cell>
          <table:table-cell office:value-type="float" office:value="962.424786904203" calcext:value-type="float">
            <text:p>962.4247869042</text:p>
          </table:table-cell>
        </table:table-row>
        <table:table-row table:style-name="ro1">
          <table:table-cell office:value-type="float" office:value="4.81072870000003" calcext:value-type="float">
            <text:p>4.8107287</text:p>
          </table:table-cell>
          <table:table-cell office:value-type="float" office:value="963.107910701443" calcext:value-type="float">
            <text:p>963.1079107014</text:p>
          </table:table-cell>
        </table:table-row>
        <table:table-row table:style-name="ro1">
          <table:table-cell office:value-type="float" office:value="4.873292537" calcext:value-type="float">
            <text:p>4.873292537</text:p>
          </table:table-cell>
          <table:table-cell office:value-type="float" office:value="959.020464170511" calcext:value-type="float">
            <text:p>959.0204641705</text:p>
          </table:table-cell>
        </table:table-row>
        <table:table-row table:style-name="ro1">
          <table:table-cell office:value-type="float" office:value="4.93563533199995" calcext:value-type="float">
            <text:p>4.935635332</text:p>
          </table:table-cell>
          <table:table-cell office:value-type="float" office:value="962.420757684165" calcext:value-type="float">
            <text:p>962.4207576842</text:p>
          </table:table-cell>
        </table:table-row>
        <table:table-row table:style-name="ro1">
          <table:table-cell office:value-type="float" office:value="4.99802453200005" calcext:value-type="float">
            <text:p>4.998024532</text:p>
          </table:table-cell>
          <table:table-cell office:value-type="float" office:value="961.704910463765" calcext:value-type="float">
            <text:p>961.7049104638</text:p>
          </table:table-cell>
        </table:table-row>
        <table:table-row table:style-name="ro1">
          <table:table-cell office:value-type="float" office:value="5.07568138400006" calcext:value-type="float">
            <text:p>5.075681384</text:p>
          </table:table-cell>
          <table:table-cell office:value-type="float" office:value="772.629825375691" calcext:value-type="float">
            <text:p>772.6298253757</text:p>
          </table:table-cell>
        </table:table-row>
        <table:table-row table:style-name="ro1">
          <table:table-cell office:value-type="float" office:value="5.13141384599999" calcext:value-type="float">
            <text:p>5.131413846</text:p>
          </table:table-cell>
          <table:table-cell office:value-type="float" office:value="1076.5718550184" calcext:value-type="float">
            <text:p>1076.5718550184</text:p>
          </table:table-cell>
        </table:table-row>
        <table:table-row table:style-name="ro1">
          <table:table-cell office:value-type="float" office:value="5.18537468799991" calcext:value-type="float">
            <text:p>5.185374688</text:p>
          </table:table-cell>
          <table:table-cell office:value-type="float" office:value="1111.91741596776" calcext:value-type="float">
            <text:p>1111.9174159678</text:p>
          </table:table-cell>
        </table:table-row>
        <table:table-row table:style-name="ro1">
          <table:table-cell office:value-type="float" office:value="5.31436195700007" calcext:value-type="float">
            <text:p>5.314361957</text:p>
          </table:table-cell>
          <table:table-cell office:value-type="float" office:value="903.737170095146" calcext:value-type="float">
            <text:p>903.7371700951</text:p>
          </table:table-cell>
        </table:table-row>
        <table:table-row table:style-name="ro1">
          <table:table-cell office:value-type="float" office:value="5.375478445" calcext:value-type="float">
            <text:p>5.375478445</text:p>
          </table:table-cell>
          <table:table-cell office:value-type="float" office:value="981.731803700395" calcext:value-type="float">
            <text:p>981.7318037004</text:p>
          </table:table-cell>
        </table:table-row>
        <table:table-row table:style-name="ro1">
          <table:table-cell office:value-type="float" office:value="5.42641115299989" calcext:value-type="float">
            <text:p>5.426411153</text:p>
          </table:table-cell>
          <table:table-cell office:value-type="float" office:value="1178.02493439242" calcext:value-type="float">
            <text:p>1178.0249343924</text:p>
          </table:table-cell>
        </table:table-row>
        <table:table-row table:style-name="ro1">
          <table:table-cell office:value-type="float" office:value="5.46716596500005" calcext:value-type="float">
            <text:p>5.467165965</text:p>
          </table:table-cell>
          <table:table-cell office:value-type="float" office:value="1472.21878976562" calcext:value-type="float">
            <text:p>1472.2187897656</text:p>
          </table:table-cell>
        </table:table-row>
        <table:table-row table:style-name="ro1">
          <table:table-cell office:value-type="float" office:value="5.50791577700011" calcext:value-type="float">
            <text:p>5.507915777</text:p>
          </table:table-cell>
          <table:table-cell office:value-type="float" office:value="1472.39943094496" calcext:value-type="float">
            <text:p>1472.399430945</text:p>
          </table:table-cell>
        </table:table-row>
        <table:table-row table:style-name="ro1">
          <table:table-cell office:value-type="float" office:value="5.53934368499995" calcext:value-type="float">
            <text:p>5.539343685</text:p>
          </table:table-cell>
          <table:table-cell office:value-type="float" office:value="1909.13120912479" calcext:value-type="float">
            <text:p>1909.1312091248</text:p>
          </table:table-cell>
        </table:table-row>
        <table:table-row table:style-name="ro1">
          <table:table-cell office:value-type="float" office:value="5.57289264199994" calcext:value-type="float">
            <text:p>5.572892642</text:p>
          </table:table-cell>
          <table:table-cell office:value-type="float" office:value="1788.43115748759" calcext:value-type="float">
            <text:p>1788.4311574876</text:p>
          </table:table-cell>
        </table:table-row>
        <table:table-row table:style-name="ro1">
          <table:table-cell office:value-type="float" office:value="5.60982181700001" calcext:value-type="float">
            <text:p>5.609821817</text:p>
          </table:table-cell>
          <table:table-cell office:value-type="float" office:value="1624.73166540787" calcext:value-type="float">
            <text:p>1624.7316654079</text:p>
          </table:table-cell>
        </table:table-row>
        <table:table-row table:style-name="ro1">
          <table:table-cell office:value-type="float" office:value="5.64038680599992" calcext:value-type="float">
            <text:p>5.640386806</text:p>
          </table:table-cell>
          <table:table-cell office:value-type="float" office:value="1963.03031550807" calcext:value-type="float">
            <text:p>1963.0303155081</text:p>
          </table:table-cell>
        </table:table-row>
        <table:table-row table:style-name="ro1">
          <table:table-cell office:value-type="float" office:value="5.67095502500001" calcext:value-type="float">
            <text:p>5.670955025</text:p>
          </table:table-cell>
          <table:table-cell office:value-type="float" office:value="1962.82289131164" calcext:value-type="float">
            <text:p>1962.8228913116</text:p>
          </table:table-cell>
        </table:table-row>
        <table:table-row table:style-name="ro1">
          <table:table-cell office:value-type="float" office:value="5.72485888699998" calcext:value-type="float">
            <text:p>5.724858887</text:p>
          </table:table-cell>
          <table:table-cell office:value-type="float" office:value="2063.95132542089" calcext:value-type="float">
            <text:p>2063.9513254209</text:p>
          </table:table-cell>
        </table:table-row>
        <table:table-row table:style-name="ro1">
          <table:table-cell office:value-type="float" office:value="5.75351204799995" calcext:value-type="float">
            <text:p>5.753512048</text:p>
          </table:table-cell>
          <table:table-cell office:value-type="float" office:value="2094.0098022718" calcext:value-type="float">
            <text:p>2094.0098022718</text:p>
          </table:table-cell>
        </table:table-row>
        <table:table-row table:style-name="ro1">
          <table:table-cell office:value-type="float" office:value="5.7824775009999" calcext:value-type="float">
            <text:p>5.782477501</text:p>
          </table:table-cell>
          <table:table-cell office:value-type="float" office:value="2071.43316557462" calcext:value-type="float">
            <text:p>2071.4331655746</text:p>
          </table:table-cell>
        </table:table-row>
        <table:table-row table:style-name="ro1">
          <table:table-cell office:value-type="float" office:value="5.8433096660001" calcext:value-type="float">
            <text:p>5.843309666</text:p>
          </table:table-cell>
          <table:table-cell office:value-type="float" office:value="986.320312614388" calcext:value-type="float">
            <text:p>986.3203126144</text:p>
          </table:table-cell>
        </table:table-row>
        <table:table-row table:style-name="ro1">
          <table:table-cell office:value-type="float" office:value="5.86434176100011" calcext:value-type="float">
            <text:p>5.864341761</text:p>
          </table:table-cell>
          <table:table-cell office:value-type="float" office:value="2852.78285401301" calcext:value-type="float">
            <text:p>2852.782854013</text:p>
          </table:table-cell>
        </table:table-row>
        <table:table-row table:style-name="ro1">
          <table:table-cell office:value-type="float" office:value="5.92443199700006" calcext:value-type="float">
            <text:p>5.924431997</text:p>
          </table:table-cell>
          <table:table-cell office:value-type="float" office:value="998.498325086442" calcext:value-type="float">
            <text:p>998.4983250864</text:p>
          </table:table-cell>
        </table:table-row>
        <table:table-row table:style-name="ro1">
          <table:table-cell office:value-type="float" office:value="5.94479737100005" calcext:value-type="float">
            <text:p>5.944797371</text:p>
          </table:table-cell>
          <table:table-cell office:value-type="float" office:value="2946.17717307911" calcext:value-type="float">
            <text:p>2946.1771730791</text:p>
          </table:table-cell>
        </table:table-row>
        <table:table-row table:style-name="ro1">
          <table:table-cell office:value-type="float" office:value="6.00046384300003" calcext:value-type="float">
            <text:p>6.000463843</text:p>
          </table:table-cell>
          <table:table-cell office:value-type="float" office:value="1077.84808061874" calcext:value-type="float">
            <text:p>1077.8480806187</text:p>
          </table:table-cell>
        </table:table-row>
        <table:table-row table:style-name="ro1">
          <table:table-cell office:value-type="float" office:value="6.0237732380001" calcext:value-type="float">
            <text:p>6.023773238</text:p>
          </table:table-cell>
          <table:table-cell office:value-type="float" office:value="2574.06938274552" calcext:value-type="float">
            <text:p>2574.0693827455</text:p>
          </table:table-cell>
        </table:table-row>
        <table:table-row table:style-name="ro1">
          <table:table-cell office:value-type="float" office:value="6.0512560300001" calcext:value-type="float">
            <text:p>6.05125603</text:p>
          </table:table-cell>
          <table:table-cell office:value-type="float" office:value="2183.18429946995" calcext:value-type="float">
            <text:p>2183.18429947</text:p>
          </table:table-cell>
        </table:table-row>
        <table:table-row table:style-name="ro1">
          <table:table-cell office:value-type="float" office:value="6.10160451699994" calcext:value-type="float">
            <text:p>6.101604517</text:p>
          </table:table-cell>
          <table:table-cell office:value-type="float" office:value="2320.58512161658" calcext:value-type="float">
            <text:p>2320.5851216166</text:p>
          </table:table-cell>
        </table:table-row>
        <table:table-row table:style-name="ro1">
          <table:table-cell office:value-type="float" office:value="6.13175325499992" calcext:value-type="float">
            <text:p>6.131753255</text:p>
          </table:table-cell>
          <table:table-cell office:value-type="float" office:value="1990.1330530001" calcext:value-type="float">
            <text:p>1990.1330530001</text:p>
          </table:table-cell>
        </table:table-row>
        <table:table-row table:style-name="ro1">
          <table:table-cell office:value-type="float" office:value="6.15428223000004" calcext:value-type="float">
            <text:p>6.15428223</text:p>
          </table:table-cell>
          <table:table-cell office:value-type="float" office:value="2663.23700921577" calcext:value-type="float">
            <text:p>2663.2370092158</text:p>
          </table:table-cell>
        </table:table-row>
        <table:table-row table:style-name="ro1">
          <table:table-cell office:value-type="float" office:value="6.18254398299996" calcext:value-type="float">
            <text:p>6.182543983</text:p>
          </table:table-cell>
          <table:table-cell office:value-type="float" office:value="2123.01055777257" calcext:value-type="float">
            <text:p>2123.0105577726</text:p>
          </table:table-cell>
        </table:table-row>
        <table:table-row table:style-name="ro1">
          <table:table-cell office:value-type="float" office:value="6.20428930999992" calcext:value-type="float">
            <text:p>6.20428931</text:p>
          </table:table-cell>
          <table:table-cell office:value-type="float" office:value="2759.21350826796" calcext:value-type="float">
            <text:p>2759.213508268</text:p>
          </table:table-cell>
        </table:table-row>
        <table:table-row table:style-name="ro1">
          <table:table-cell office:value-type="float" office:value="6.23347830500006" calcext:value-type="float">
            <text:p>6.233478305</text:p>
          </table:table-cell>
          <table:table-cell office:value-type="float" office:value="2055.56923079096" calcext:value-type="float">
            <text:p>2055.569230791</text:p>
          </table:table-cell>
        </table:table-row>
        <table:table-row table:style-name="ro1">
          <table:table-cell office:value-type="float" office:value="6.33488127100009" calcext:value-type="float">
            <text:p>6.334881271</text:p>
          </table:table-cell>
          <table:table-cell office:value-type="float" office:value="591.698668853396" calcext:value-type="float">
            <text:p>591.6986688534</text:p>
          </table:table-cell>
        </table:table-row>
        <table:table-row table:style-name="ro1">
          <table:table-cell office:value-type="float" office:value="6.38147906900008" calcext:value-type="float">
            <text:p>6.381479069</text:p>
          </table:table-cell>
          <table:table-cell office:value-type="float" office:value="1287.61449199828" calcext:value-type="float">
            <text:p>1287.6144919983</text:p>
          </table:table-cell>
        </table:table-row>
        <table:table-row table:style-name="ro1">
          <table:table-cell office:value-type="float" office:value="6.40656149000006" calcext:value-type="float">
            <text:p>6.40656149</text:p>
          </table:table-cell>
          <table:table-cell office:value-type="float" office:value="2392.11358425289" calcext:value-type="float">
            <text:p>2392.1135842529</text:p>
          </table:table-cell>
        </table:table-row>
        <table:table-row table:style-name="ro1">
          <table:table-cell office:value-type="float" office:value="6.4363212159999" calcext:value-type="float">
            <text:p>6.436321216</text:p>
          </table:table-cell>
          <table:table-cell office:value-type="float" office:value="2016.14759491824" calcext:value-type="float">
            <text:p>2016.1475949182</text:p>
          </table:table-cell>
        </table:table-row>
        <table:table-row table:style-name="ro1">
          <table:table-cell office:value-type="float" office:value="6.51233118799996" calcext:value-type="float">
            <text:p>6.512331188</text:p>
          </table:table-cell>
          <table:table-cell office:value-type="float" office:value="1959.76760422706" calcext:value-type="float">
            <text:p>1959.7676042271</text:p>
          </table:table-cell>
        </table:table-row>
        <table:table-row table:style-name="ro1">
          <table:table-cell office:value-type="float" office:value="6.53175718500006" calcext:value-type="float">
            <text:p>6.531757185</text:p>
          </table:table-cell>
          <table:table-cell office:value-type="float" office:value="3088.6445622171" calcext:value-type="float">
            <text:p>3088.6445622171</text:p>
          </table:table-cell>
        </table:table-row>
        <table:table-row table:style-name="ro1">
          <table:table-cell office:value-type="float" office:value="6.55798882699992" calcext:value-type="float">
            <text:p>6.557988827</text:p>
          </table:table-cell>
          <table:table-cell office:value-type="float" office:value="2287.3139241656" calcext:value-type="float">
            <text:p>2287.3139241656</text:p>
          </table:table-cell>
        </table:table-row>
        <table:table-row table:style-name="ro1">
          <table:table-cell office:value-type="float" office:value="6.58173405599996" calcext:value-type="float">
            <text:p>6.581734056</text:p>
          </table:table-cell>
          <table:table-cell office:value-type="float" office:value="2526.82338839074" calcext:value-type="float">
            <text:p>2526.8233883907</text:p>
          </table:table-cell>
        </table:table-row>
        <table:table-row table:style-name="ro1">
          <table:table-cell office:value-type="float" office:value="6.60865684600003" calcext:value-type="float">
            <text:p>6.608656846</text:p>
          </table:table-cell>
          <table:table-cell office:value-type="float" office:value="2228.59517902271" calcext:value-type="float">
            <text:p>2228.5951790227</text:p>
          </table:table-cell>
        </table:table-row>
        <table:table-row table:style-name="ro1">
          <table:table-cell office:value-type="float" office:value="6.63168634399995" calcext:value-type="float">
            <text:p>6.631686344</text:p>
          </table:table-cell>
          <table:table-cell office:value-type="float" office:value="2605.35422874711" calcext:value-type="float">
            <text:p>2605.3542287471</text:p>
          </table:table-cell>
        </table:table-row>
        <table:table-row table:style-name="ro1">
          <table:table-cell office:value-type="float" office:value="6.65946017900001" calcext:value-type="float">
            <text:p>6.659460179</text:p>
          </table:table-cell>
          <table:table-cell office:value-type="float" office:value="2160.30663391881" calcext:value-type="float">
            <text:p>2160.3066339188</text:p>
          </table:table-cell>
        </table:table-row>
        <table:table-row table:style-name="ro1">
          <table:table-cell office:value-type="float" office:value="6.68154191300005" calcext:value-type="float">
            <text:p>6.681541913</text:p>
          </table:table-cell>
          <table:table-cell office:value-type="float" office:value="2717.17791727284" calcext:value-type="float">
            <text:p>2717.1779172728</text:p>
          </table:table-cell>
        </table:table-row>
        <table:table-row table:style-name="ro1">
          <table:table-cell office:value-type="float" office:value="6.7102114270001" calcext:value-type="float">
            <text:p>6.710211427</text:p>
          </table:table-cell>
          <table:table-cell office:value-type="float" office:value="2092.81538570482" calcext:value-type="float">
            <text:p>2092.8153857048</text:p>
          </table:table-cell>
        </table:table-row>
        <table:table-row table:style-name="ro1">
          <table:table-cell office:value-type="float" office:value="6.73141696099992" calcext:value-type="float">
            <text:p>6.731416961</text:p>
          </table:table-cell>
          <table:table-cell office:value-type="float" office:value="2829.45008602532" calcext:value-type="float">
            <text:p>2829.4500860253</text:p>
          </table:table-cell>
        </table:table-row>
        <table:table-row table:style-name="ro1">
          <table:table-cell office:value-type="float" office:value="6.78111336300003" calcext:value-type="float">
            <text:p>6.781113363</text:p>
          </table:table-cell>
          <table:table-cell office:value-type="float" office:value="2979.41418461403" calcext:value-type="float">
            <text:p>2979.414184614</text:p>
          </table:table-cell>
        </table:table-row>
        <table:table-row table:style-name="ro1">
          <table:table-cell office:value-type="float" office:value="6.81185522700002" calcext:value-type="float">
            <text:p>6.811855227</text:p>
          </table:table-cell>
          <table:table-cell office:value-type="float" office:value="1951.73591295619" calcext:value-type="float">
            <text:p>1951.7359129562</text:p>
          </table:table-cell>
        </table:table-row>
        <table:table-row table:style-name="ro1">
          <table:table-cell office:value-type="float" office:value="6.93356700499999" calcext:value-type="float">
            <text:p>6.933567005</text:p>
          </table:table-cell>
          <table:table-cell office:value-type="float" office:value="492.967903237914" calcext:value-type="float">
            <text:p>492.9679032379</text:p>
          </table:table-cell>
        </table:table-row>
        <table:table-row table:style-name="ro1">
          <table:table-cell office:value-type="float" office:value="6.98427867100008" calcext:value-type="float">
            <text:p>6.984278671</text:p>
          </table:table-cell>
          <table:table-cell office:value-type="float" office:value="1183.1597092449" calcext:value-type="float">
            <text:p>1183.1597092449</text:p>
          </table:table-cell>
        </table:table-row>
        <table:table-row table:style-name="ro1">
          <table:table-cell office:value-type="float" office:value="7.00481003499999" calcext:value-type="float">
            <text:p>7.004810035</text:p>
          </table:table-cell>
          <table:table-cell office:value-type="float" office:value="2922.35820280961" calcext:value-type="float">
            <text:p>2922.3582028096</text:p>
          </table:table-cell>
        </table:table-row>
        <table:table-row table:style-name="ro1">
          <table:table-cell office:value-type="float" office:value="7.02966130899995" calcext:value-type="float">
            <text:p>7.029661309</text:p>
          </table:table-cell>
          <table:table-cell office:value-type="float" office:value="2414.36314291589" calcext:value-type="float">
            <text:p>2414.3631429159</text:p>
          </table:table-cell>
        </table:table-row>
        <table:table-row table:style-name="ro1">
          <table:table-cell office:value-type="float" office:value="7.08565845899989" calcext:value-type="float">
            <text:p>7.085658459</text:p>
          </table:table-cell>
          <table:table-cell office:value-type="float" office:value="1071.48310226619" calcext:value-type="float">
            <text:p>1071.4831022662</text:p>
          </table:table-cell>
        </table:table-row>
        <table:table-row table:style-name="ro1">
          <table:table-cell office:value-type="float" office:value="7.10423966200005" calcext:value-type="float">
            <text:p>7.104239662</text:p>
          </table:table-cell>
          <table:table-cell office:value-type="float" office:value="3229.06972166767" calcext:value-type="float">
            <text:p>3229.0697216677</text:p>
          </table:table-cell>
        </table:table-row>
        <table:table-row table:style-name="ro1">
          <table:table-cell office:value-type="float" office:value="7.1312883380001" calcext:value-type="float">
            <text:p>7.131288338</text:p>
          </table:table-cell>
          <table:table-cell office:value-type="float" office:value="2218.2231766128" calcext:value-type="float">
            <text:p>2218.2231766128</text:p>
          </table:table-cell>
        </table:table-row>
        <table:table-row table:style-name="ro1">
          <table:table-cell office:value-type="float" office:value="7.15383726100004" calcext:value-type="float">
            <text:p>7.153837261</text:p>
          </table:table-cell>
          <table:table-cell office:value-type="float" office:value="2660.88096536509" calcext:value-type="float">
            <text:p>2660.8809653651</text:p>
          </table:table-cell>
        </table:table-row>
        <table:table-row table:style-name="ro1">
          <table:table-cell office:value-type="float" office:value="7.23271771000009" calcext:value-type="float">
            <text:p>7.23271771</text:p>
          </table:table-cell>
          <table:table-cell office:value-type="float" office:value="1183.32624685062" calcext:value-type="float">
            <text:p>1183.3262468506</text:p>
          </table:table-cell>
        </table:table-row>
        <table:table-row table:style-name="ro1">
          <table:table-cell office:value-type="float" office:value="7.2532181900001" calcext:value-type="float">
            <text:p>7.25321819</text:p>
          </table:table-cell>
          <table:table-cell office:value-type="float" office:value="2926.76073925935" calcext:value-type="float">
            <text:p>2926.7607392594</text:p>
          </table:table-cell>
        </table:table-row>
        <table:table-row table:style-name="ro1">
          <table:table-cell office:value-type="float" office:value="7.27805451599988" calcext:value-type="float">
            <text:p>7.278054516</text:p>
          </table:table-cell>
          <table:table-cell office:value-type="float" office:value="2415.81625239245" calcext:value-type="float">
            <text:p>2415.8162523925</text:p>
          </table:table-cell>
        </table:table-row>
        <table:table-row table:style-name="ro1">
          <table:table-cell office:value-type="float" office:value="7.33413427000005" calcext:value-type="float">
            <text:p>7.33413427</text:p>
          </table:table-cell>
          <table:table-cell office:value-type="float" office:value="1069.90483588467" calcext:value-type="float">
            <text:p>1069.9048358847</text:p>
          </table:table-cell>
        </table:table-row>
        <table:table-row table:style-name="ro1">
          <table:table-cell office:value-type="float" office:value="7.35451245700006" calcext:value-type="float">
            <text:p>7.354512457</text:p>
          </table:table-cell>
          <table:table-cell office:value-type="float" office:value="2944.32473310718" calcext:value-type="float">
            <text:p>2944.3247331072</text:p>
          </table:table-cell>
        </table:table-row>
        <table:table-row table:style-name="ro1">
          <table:table-cell office:value-type="float" office:value="7.37748934999991" calcext:value-type="float">
            <text:p>7.37748935</text:p>
          </table:table-cell>
          <table:table-cell office:value-type="float" office:value="2611.31911962126" calcext:value-type="float">
            <text:p>2611.3191196213</text:p>
          </table:table-cell>
        </table:table-row>
        <table:table-row table:style-name="ro1">
          <table:table-cell office:value-type="float" office:value="7.40546219599992" calcext:value-type="float">
            <text:p>7.405462196</text:p>
          </table:table-cell>
          <table:table-cell office:value-type="float" office:value="2144.93727238106" calcext:value-type="float">
            <text:p>2144.9372723811</text:p>
          </table:table-cell>
        </table:table-row>
        <table:table-row table:style-name="ro1">
          <table:table-cell office:value-type="float" office:value="7.42719976300009" calcext:value-type="float">
            <text:p>7.427199763</text:p>
          </table:table-cell>
          <table:table-cell office:value-type="float" office:value="2760.19850793434" calcext:value-type="float">
            <text:p>2760.1985079343</text:p>
          </table:table-cell>
        </table:table-row>
        <table:table-row table:style-name="ro1">
          <table:table-cell office:value-type="float" office:value="7.45642052900007" calcext:value-type="float">
            <text:p>7.456420529</text:p>
          </table:table-cell>
          <table:table-cell office:value-type="float" office:value="2053.33426235439" calcext:value-type="float">
            <text:p>2053.3342623544</text:p>
          </table:table-cell>
        </table:table-row>
        <table:table-row table:style-name="ro1">
          <table:table-cell office:value-type="float" office:value="7.47690850799995" calcext:value-type="float">
            <text:p>7.476908508</text:p>
          </table:table-cell>
          <table:table-cell office:value-type="float" office:value="2928.54653942917" calcext:value-type="float">
            <text:p>2928.5465394292</text:p>
          </table:table-cell>
        </table:table-row>
        <table:table-row table:style-name="ro1">
          <table:table-cell office:value-type="float" office:value="7.52837679000004" calcext:value-type="float">
            <text:p>7.52837679</text:p>
          </table:table-cell>
          <table:table-cell office:value-type="float" office:value="2253.86261339101" calcext:value-type="float">
            <text:p>2253.862613391</text:p>
          </table:table-cell>
        </table:table-row>
        <table:table-row table:style-name="ro1">
          <table:table-cell office:value-type="float" office:value="7.55139920400006" calcext:value-type="float">
            <text:p>7.551399204</text:p>
          </table:table-cell>
          <table:table-cell office:value-type="float" office:value="2606.15589659433" calcext:value-type="float">
            <text:p>2606.1558965943</text:p>
          </table:table-cell>
        </table:table-row>
        <table:table-row table:style-name="ro1">
          <table:table-cell office:value-type="float" office:value="7.5793123630001" calcext:value-type="float">
            <text:p>7.579312363</text:p>
          </table:table-cell>
          <table:table-cell office:value-type="float" office:value="2149.52381419539" calcext:value-type="float">
            <text:p>2149.5238141954</text:p>
          </table:table-cell>
        </table:table-row>
        <table:table-row table:style-name="ro1">
          <table:table-cell office:value-type="float" office:value="7.60117519000005" calcext:value-type="float">
            <text:p>7.60117519</text:p>
          </table:table-cell>
          <table:table-cell office:value-type="float" office:value="2744.38433785976" calcext:value-type="float">
            <text:p>2744.3843378598</text:p>
          </table:table-cell>
        </table:table-row>
        <table:table-row table:style-name="ro1">
          <table:table-cell office:value-type="float" office:value="7.63023881999993" calcext:value-type="float">
            <text:p>7.63023882</text:p>
          </table:table-cell>
          <table:table-cell office:value-type="float" office:value="2064.43586022265" calcext:value-type="float">
            <text:p>2064.4358602227</text:p>
          </table:table-cell>
        </table:table-row>
        <table:table-row table:style-name="ro1">
          <table:table-cell office:value-type="float" office:value="7.65088107099996" calcext:value-type="float">
            <text:p>7.650881071</text:p>
          </table:table-cell>
          <table:table-cell office:value-type="float" office:value="2906.65974364534" calcext:value-type="float">
            <text:p>2906.6597436453</text:p>
          </table:table-cell>
        </table:table-row>
        <table:table-row table:style-name="ro1">
          <table:table-cell office:value-type="float" office:value="7.67574599" calcext:value-type="float">
            <text:p>7.67574599</text:p>
          </table:table-cell>
          <table:table-cell office:value-type="float" office:value="2413.03822465332" calcext:value-type="float">
            <text:p>2413.0382246533</text:p>
          </table:table-cell>
        </table:table-row>
        <table:table-row table:style-name="ro1">
          <table:table-cell office:value-type="float" office:value="7.70234263399993" calcext:value-type="float">
            <text:p>7.702342634</text:p>
          </table:table-cell>
          <table:table-cell office:value-type="float" office:value="2255.92371729836" calcext:value-type="float">
            <text:p>2255.9237172984</text:p>
          </table:table-cell>
        </table:table-row>
        <table:table-row table:style-name="ro1">
          <table:table-cell office:value-type="float" office:value="7.72622171700004" calcext:value-type="float">
            <text:p>7.726221717</text:p>
          </table:table-cell>
          <table:table-cell office:value-type="float" office:value="2512.65930101762" calcext:value-type="float">
            <text:p>2512.6593010176</text:p>
          </table:table-cell>
        </table:table-row>
        <table:table-row table:style-name="ro1">
          <table:table-cell office:value-type="float" office:value="7.75327570600007" calcext:value-type="float">
            <text:p>7.753275706</text:p>
          </table:table-cell>
          <table:table-cell office:value-type="float" office:value="2217.78755066203" calcext:value-type="float">
            <text:p>2217.787550662</text:p>
          </table:table-cell>
        </table:table-row>
        <table:table-row table:style-name="ro1">
          <table:table-cell office:value-type="float" office:value="8.15725365899993" calcext:value-type="float">
            <text:p>8.157253659</text:p>
          </table:table-cell>
          <table:table-cell office:value-type="float" office:value="157.984181665297" calcext:value-type="float">
            <text:p>157.9841816653</text:p>
          </table:table-cell>
        </table:table-row>
        <table:table-row table:style-name="ro1">
          <table:table-cell office:value-type="float" office:value="8.18570666200003" calcext:value-type="float">
            <text:p>8.185706662</text:p>
          </table:table-cell>
          <table:table-cell office:value-type="float" office:value="2108.74050798081" calcext:value-type="float">
            <text:p>2108.7405079808</text:p>
          </table:table-cell>
        </table:table-row>
        <table:table-row table:style-name="ro1">
          <table:table-cell office:value-type="float" office:value="8.21534321099989" calcext:value-type="float">
            <text:p>8.215343211</text:p>
          </table:table-cell>
          <table:table-cell office:value-type="float" office:value="2024.52721469973" calcext:value-type="float">
            <text:p>2024.5272146997</text:p>
          </table:table-cell>
        </table:table-row>
        <table:table-row table:style-name="ro1">
          <table:table-cell office:value-type="float" office:value="8.24589825199996" calcext:value-type="float">
            <text:p>8.245898252</text:p>
          </table:table-cell>
          <table:table-cell office:value-type="float" office:value="1963.66943182506" calcext:value-type="float">
            <text:p>1963.6694318251</text:p>
          </table:table-cell>
        </table:table-row>
        <table:table-row table:style-name="ro1">
          <table:table-cell office:value-type="float" office:value="8.27646199099991" calcext:value-type="float">
            <text:p>8.276461991</text:p>
          </table:table-cell>
          <table:table-cell office:value-type="float" office:value="1963.11059978979" calcext:value-type="float">
            <text:p>1963.1105997898</text:p>
          </table:table-cell>
        </table:table-row>
        <table:table-row table:style-name="ro1">
          <table:table-cell office:value-type="float" office:value="8.3070133870001" calcext:value-type="float">
            <text:p>8.307013387</text:p>
          </table:table-cell>
          <table:table-cell office:value-type="float" office:value="1963.90371162167" calcext:value-type="float">
            <text:p>1963.9037116217</text:p>
          </table:table-cell>
        </table:table-row>
        <table:table-row table:style-name="ro1">
          <table:table-cell office:value-type="float" office:value="8.33214367200003" calcext:value-type="float">
            <text:p>8.332143672</text:p>
          </table:table-cell>
          <table:table-cell office:value-type="float" office:value="2387.5574829399" calcext:value-type="float">
            <text:p>2387.5574829399</text:p>
          </table:table-cell>
        </table:table-row>
        <table:table-row table:style-name="ro1">
          <table:table-cell office:value-type="float" office:value="8.36887352400004" calcext:value-type="float">
            <text:p>8.368873524</text:p>
          </table:table-cell>
          <table:table-cell office:value-type="float" office:value="1633.54864593485" calcext:value-type="float">
            <text:p>1633.5486459349</text:p>
          </table:table-cell>
        </table:table-row>
        <table:table-row table:style-name="ro1">
          <table:table-cell office:value-type="float" office:value="8.39411078800003" calcext:value-type="float">
            <text:p>8.394110788</text:p>
          </table:table-cell>
          <table:table-cell office:value-type="float" office:value="2377.43679346564" calcext:value-type="float">
            <text:p>2377.4367934656</text:p>
          </table:table-cell>
        </table:table-row>
        <table:table-row table:style-name="ro1">
          <table:table-cell office:value-type="float" office:value="8.4299158450001" calcext:value-type="float">
            <text:p>8.429915845</text:p>
          </table:table-cell>
          <table:table-cell office:value-type="float" office:value="1675.74094351804" calcext:value-type="float">
            <text:p>1675.740943518</text:p>
          </table:table-cell>
        </table:table-row>
        <table:table-row table:style-name="ro1">
          <table:table-cell office:value-type="float" office:value="8.49598484900002" calcext:value-type="float">
            <text:p>8.495984849</text:p>
          </table:table-cell>
          <table:table-cell office:value-type="float" office:value="1689.5631096713" calcext:value-type="float">
            <text:p>1689.5631096713</text:p>
          </table:table-cell>
        </table:table-row>
        <table:table-row table:style-name="ro1">
          <table:table-cell office:value-type="float" office:value="8.52667728699998" calcext:value-type="float">
            <text:p>8.526677287</text:p>
          </table:table-cell>
          <table:table-cell office:value-type="float" office:value="1954.87891838629" calcext:value-type="float">
            <text:p>1954.8789183863</text:p>
          </table:table-cell>
        </table:table-row>
        <table:table-row table:style-name="ro1">
          <table:table-cell office:value-type="float" office:value="8.56175958099993" calcext:value-type="float">
            <text:p>8.561759581</text:p>
          </table:table-cell>
          <table:table-cell office:value-type="float" office:value="1710.2644428009" calcext:value-type="float">
            <text:p>1710.2644428009</text:p>
          </table:table-cell>
        </table:table-row>
        <table:table-row table:style-name="ro1">
          <table:table-cell office:value-type="float" office:value="8.63485022100008" calcext:value-type="float">
            <text:p>8.634850221</text:p>
          </table:table-cell>
          <table:table-cell office:value-type="float" office:value="820.898544599969" calcext:value-type="float">
            <text:p>820.8985446</text:p>
          </table:table-cell>
        </table:table-row>
        <table:table-row table:style-name="ro1">
          <table:table-cell office:value-type="float" office:value="8.67349846399998" calcext:value-type="float">
            <text:p>8.673498464</text:p>
          </table:table-cell>
          <table:table-cell office:value-type="float" office:value="1552.46384680822" calcext:value-type="float">
            <text:p>1552.4638468082</text:p>
          </table:table-cell>
        </table:table-row>
        <table:table-row table:style-name="ro1">
          <table:table-cell office:value-type="float" office:value="8.71174295600008" calcext:value-type="float">
            <text:p>8.711742956</text:p>
          </table:table-cell>
          <table:table-cell office:value-type="float" office:value="1568.85336586083" calcext:value-type="float">
            <text:p>1568.8533658608</text:p>
          </table:table-cell>
        </table:table-row>
        <table:table-row table:style-name="ro1">
          <table:table-cell office:value-type="float" office:value="8.75207370399994" calcext:value-type="float">
            <text:p>8.752073704</text:p>
          </table:table-cell>
          <table:table-cell office:value-type="float" office:value="1487.69866604527" calcext:value-type="float">
            <text:p>1487.6986660453</text:p>
          </table:table-cell>
        </table:table-row>
        <table:table-row table:style-name="ro1">
          <table:table-cell office:value-type="float" office:value="8.79355424699997" calcext:value-type="float">
            <text:p>8.793554247</text:p>
          </table:table-cell>
          <table:table-cell office:value-type="float" office:value="1446.46129632272" calcext:value-type="float">
            <text:p>1446.4612963227</text:p>
          </table:table-cell>
        </table:table-row>
        <table:table-row table:style-name="ro1">
          <table:table-cell office:value-type="float" office:value="8.84114756999998" calcext:value-type="float">
            <text:p>8.84114757</text:p>
          </table:table-cell>
          <table:table-cell office:value-type="float" office:value="1260.68104133008" calcext:value-type="float">
            <text:p>1260.6810413301</text:p>
          </table:table-cell>
        </table:table-row>
        <table:table-row table:style-name="ro1">
          <table:table-cell office:value-type="float" office:value="9.07964512099989" calcext:value-type="float">
            <text:p>9.079645121</text:p>
          </table:table-cell>
          <table:table-cell office:value-type="float" office:value="251.574910301795" calcext:value-type="float">
            <text:p>251.5749103018</text:p>
          </table:table-cell>
        </table:table-row>
        <table:table-row table:style-name="ro1">
          <table:table-cell office:value-type="float" office:value="9.30888139400008" calcext:value-type="float">
            <text:p>9.308881394</text:p>
          </table:table-cell>
          <table:table-cell office:value-type="float" office:value="336.092044049162" calcext:value-type="float">
            <text:p>336.0920440492</text:p>
          </table:table-cell>
        </table:table-row>
        <table:table-row table:style-name="ro1">
          <table:table-cell office:value-type="float" office:value="9.38552162800011" calcext:value-type="float">
            <text:p>9.385521628</text:p>
          </table:table-cell>
          <table:table-cell office:value-type="float" office:value="782.878611774348" calcext:value-type="float">
            <text:p>782.8786117743</text:p>
          </table:table-cell>
        </table:table-row>
        <table:table-row table:style-name="ro1">
          <table:table-cell office:value-type="float" office:value="9.45144599600008" calcext:value-type="float">
            <text:p>9.451445996</text:p>
          </table:table-cell>
          <table:table-cell office:value-type="float" office:value="910.133867343684" calcext:value-type="float">
            <text:p>910.1338673437</text:p>
          </table:table-cell>
        </table:table-row>
        <table:table-row table:style-name="ro1">
          <table:table-cell office:value-type="float" office:value="9.52256855699989" calcext:value-type="float">
            <text:p>9.522568557</text:p>
          </table:table-cell>
          <table:table-cell office:value-type="float" office:value="843.614166258151" calcext:value-type="float">
            <text:p>843.6141662582</text:p>
          </table:table-cell>
        </table:table-row>
        <table:table-row table:style-name="ro1">
          <table:table-cell office:value-type="float" office:value="9.6043640150001" calcext:value-type="float">
            <text:p>9.604364015</text:p>
          </table:table-cell>
          <table:table-cell office:value-type="float" office:value="733.537062655021" calcext:value-type="float">
            <text:p>733.537062655</text:p>
          </table:table-cell>
        </table:table-row>
        <table:table-row table:style-name="ro1">
          <table:table-cell office:value-type="float" office:value="9.69275266999989" calcext:value-type="float">
            <text:p>9.69275267</text:p>
          </table:table-cell>
          <table:table-cell office:value-type="float" office:value="678.820149487995" calcext:value-type="float">
            <text:p>678.820149488</text:p>
          </table:table-cell>
        </table:table-row>
        <table:table-row table:style-name="ro1">
          <table:table-cell office:value-type="float" office:value="9.7899748939999" calcext:value-type="float">
            <text:p>9.789974894</text:p>
          </table:table-cell>
          <table:table-cell office:value-type="float" office:value="617.142845857918" calcext:value-type="float">
            <text:p>617.1428458579</text:p>
          </table:table-cell>
        </table:table-row>
        <table:table-row table:style-name="ro1">
          <table:table-cell office:value-type="float" office:value="9.89790058800008" calcext:value-type="float">
            <text:p>9.897900588</text:p>
          </table:table-cell>
          <table:table-cell office:value-type="float" office:value="555.938051228988" calcext:value-type="float">
            <text:p>555.938051229</text:p>
          </table:table-cell>
        </table:table-row>
        <table:table-row table:style-name="ro1">
          <table:table-cell office:value-type="float" office:value="10.155037884" calcext:value-type="float">
            <text:p>10.155037884</text:p>
          </table:table-cell>
          <table:table-cell office:value-type="float" office:value="233.338379664797" calcext:value-type="float">
            <text:p>233.3383796648</text:p>
          </table:table-cell>
        </table:table-row>
        <table:table-row table:style-name="ro1">
          <table:table-cell office:value-type="float" office:value="10.3152725919999" calcext:value-type="float">
            <text:p>10.315272592</text:p>
          </table:table-cell>
          <table:table-cell office:value-type="float" office:value="374.450708893945" calcext:value-type="float">
            <text:p>374.4507088939</text:p>
          </table:table-cell>
        </table:table-row>
        <table:table-row table:style-name="ro1">
          <table:table-cell office:value-type="float" office:value="11.0157936369999" calcext:value-type="float">
            <text:p>11.015793637</text:p>
          </table:table-cell>
          <table:table-cell office:value-type="float" office:value="214.201268495679" calcext:value-type="float">
            <text:p>214.2012684957</text:p>
          </table:table-cell>
        </table:table-row>
        <table:table-row table:style-name="ro1">
          <table:table-cell office:value-type="float" office:value="11.3213550390001" calcext:value-type="float">
            <text:p>11.321355039</text:p>
          </table:table-cell>
          <table:table-cell office:value-type="float" office:value="196.359879249284" calcext:value-type="float">
            <text:p>196.3598792493</text:p>
          </table:table-cell>
        </table:table-row>
        <table:table-row table:style-name="ro1">
          <table:table-cell office:value-type="float" office:value="11.415752827" calcext:value-type="float">
            <text:p>11.415752827</text:p>
          </table:table-cell>
          <table:table-cell office:value-type="float" office:value="635.6081140381" calcext:value-type="float">
            <text:p>635.6081140381</text:p>
          </table:table-cell>
        </table:table-row>
        <table:table-row table:style-name="ro1">
          <table:table-cell office:value-type="float" office:value="11.477339005" calcext:value-type="float">
            <text:p>11.477339005</text:p>
          </table:table-cell>
          <table:table-cell office:value-type="float" office:value="974.244578061473" calcext:value-type="float">
            <text:p>974.2445780615</text:p>
          </table:table-cell>
        </table:table-row>
        <table:table-row table:style-name="ro1">
          <table:table-cell office:value-type="float" office:value="11.5298980719999" calcext:value-type="float">
            <text:p>11.529898072</text:p>
          </table:table-cell>
          <table:table-cell office:value-type="float" office:value="1141.5727756366" calcext:value-type="float">
            <text:p>1141.5727756366</text:p>
          </table:table-cell>
        </table:table-row>
        <table:table-row table:style-name="ro1">
          <table:table-cell office:value-type="float" office:value="11.57720655" calcext:value-type="float">
            <text:p>11.57720655</text:p>
          </table:table-cell>
          <table:table-cell office:value-type="float" office:value="1268.271619304" calcext:value-type="float">
            <text:p>1268.271619304</text:p>
          </table:table-cell>
        </table:table-row>
        <table:table-row table:style-name="ro1">
          <table:table-cell office:value-type="float" office:value="11.621230903" calcext:value-type="float">
            <text:p>11.621230903</text:p>
          </table:table-cell>
          <table:table-cell office:value-type="float" office:value="1362.88203940398" calcext:value-type="float">
            <text:p>1362.882039404</text:p>
          </table:table-cell>
        </table:table-row>
        <table:table-row table:style-name="ro1">
          <table:table-cell office:value-type="float" office:value="11.6669187509999" calcext:value-type="float">
            <text:p>11.666918751</text:p>
          </table:table-cell>
          <table:table-cell office:value-type="float" office:value="1313.25949079665" calcext:value-type="float">
            <text:p>1313.2594907967</text:p>
          </table:table-cell>
        </table:table-row>
        <table:table-row table:style-name="ro1">
          <table:table-cell office:value-type="float" office:value="11.7075973650001" calcext:value-type="float">
            <text:p>11.707597365</text:p>
          </table:table-cell>
          <table:table-cell office:value-type="float" office:value="1474.97650730547" calcext:value-type="float">
            <text:p>1474.9765073055</text:p>
          </table:table-cell>
        </table:table-row>
        <table:table-row table:style-name="ro1">
          <table:table-cell office:value-type="float" office:value="11.7419899700001" calcext:value-type="float">
            <text:p>11.74198997</text:p>
          </table:table-cell>
          <table:table-cell office:value-type="float" office:value="1744.5610764294" calcext:value-type="float">
            <text:p>1744.5610764294</text:p>
          </table:table-cell>
        </table:table-row>
        <table:table-row table:style-name="ro1">
          <table:table-cell office:value-type="float" office:value="11.853151559" calcext:value-type="float">
            <text:p>11.853151559</text:p>
          </table:table-cell>
          <table:table-cell office:value-type="float" office:value="817.888296661422" calcext:value-type="float">
            <text:p>817.8882966614</text:p>
          </table:table-cell>
        </table:table-row>
        <table:table-row table:style-name="ro1">
          <table:table-cell office:value-type="float" office:value="11.9242411509999" calcext:value-type="float">
            <text:p>11.924241151</text:p>
          </table:table-cell>
          <table:table-cell office:value-type="float" office:value="844.005406587199" calcext:value-type="float">
            <text:p>844.0054065872</text:p>
          </table:table-cell>
        </table:table-row>
        <table:table-row table:style-name="ro1">
          <table:table-cell office:value-type="float" office:value="11.9675309710001" calcext:value-type="float">
            <text:p>11.967530971</text:p>
          </table:table-cell>
          <table:table-cell office:value-type="float" office:value="1386.00714901993" calcext:value-type="float">
            <text:p>1386.0071490199</text:p>
          </table:table-cell>
        </table:table-row>
        <table:table-row table:style-name="ro1">
          <table:table-cell office:value-type="float" office:value="11.997953824" calcext:value-type="float">
            <text:p>11.997953824</text:p>
          </table:table-cell>
          <table:table-cell office:value-type="float" office:value="1972.20162093986" calcext:value-type="float">
            <text:p>1972.2016209399</text:p>
          </table:table-cell>
        </table:table-row>
        <table:table-row table:style-name="ro1">
          <table:table-cell office:value-type="float" office:value="12.028359334" calcext:value-type="float">
            <text:p>12.028359334</text:p>
          </table:table-cell>
          <table:table-cell office:value-type="float" office:value="1973.32654508762" calcext:value-type="float">
            <text:p>1973.3265450876</text:p>
          </table:table-cell>
        </table:table-row>
        <table:table-row table:style-name="ro1">
          <table:table-cell office:value-type="float" office:value="12.0639395979999" calcext:value-type="float">
            <text:p>12.063939598</text:p>
          </table:table-cell>
          <table:table-cell office:value-type="float" office:value="1686.32812842923" calcext:value-type="float">
            <text:p>1686.3281284292</text:p>
          </table:table-cell>
        </table:table-row>
        <table:table-row table:style-name="ro1">
          <table:table-cell office:value-type="float" office:value="12.1285948479999" calcext:value-type="float">
            <text:p>12.128594848</text:p>
          </table:table-cell>
          <table:table-cell office:value-type="float" office:value="927.998886401522" calcext:value-type="float">
            <text:p>927.9988864015</text:p>
          </table:table-cell>
        </table:table-row>
        <table:table-row table:style-name="ro1">
          <table:table-cell office:value-type="float" office:value="12.165392617" calcext:value-type="float">
            <text:p>12.165392617</text:p>
          </table:table-cell>
          <table:table-cell office:value-type="float" office:value="1630.53363370884" calcext:value-type="float">
            <text:p>1630.5336337088</text:p>
          </table:table-cell>
        </table:table-row>
        <table:table-row table:style-name="ro1">
          <table:table-cell office:value-type="float" office:value="12.1958394799999" calcext:value-type="float">
            <text:p>12.19583948</text:p>
          </table:table-cell>
          <table:table-cell office:value-type="float" office:value="1970.64636839909" calcext:value-type="float">
            <text:p>1970.6463683991</text:p>
          </table:table-cell>
        </table:table-row>
        <table:table-row table:style-name="ro1">
          <table:table-cell office:value-type="float" office:value="12.227468223" calcext:value-type="float">
            <text:p>12.227468223</text:p>
          </table:table-cell>
          <table:table-cell office:value-type="float" office:value="1897.00867972826" calcext:value-type="float">
            <text:p>1897.0086797283</text:p>
          </table:table-cell>
        </table:table-row>
        <table:table-row table:style-name="ro1">
          <table:table-cell office:value-type="float" office:value="12.2927768080001" calcext:value-type="float">
            <text:p>12.292776808</text:p>
          </table:table-cell>
          <table:table-cell office:value-type="float" office:value="2336.27083048345" calcext:value-type="float">
            <text:p>2336.2708304835</text:p>
          </table:table-cell>
        </table:table-row>
        <table:table-row table:style-name="ro1">
          <table:table-cell office:value-type="float" office:value="12.324893729" calcext:value-type="float">
            <text:p>12.324893729</text:p>
          </table:table-cell>
          <table:table-cell office:value-type="float" office:value="1868.17410050585" calcext:value-type="float">
            <text:p>1868.1741005059</text:p>
          </table:table-cell>
        </table:table-row>
        <table:table-row table:style-name="ro1">
          <table:table-cell office:value-type="float" office:value="12.3571377850001" calcext:value-type="float">
            <text:p>12.357137785</text:p>
          </table:table-cell>
          <table:table-cell office:value-type="float" office:value="1860.80808195621" calcext:value-type="float">
            <text:p>1860.8080819562</text:p>
          </table:table-cell>
        </table:table-row>
        <table:table-row table:style-name="ro1">
          <table:table-cell office:value-type="float" office:value="12.389273196" calcext:value-type="float">
            <text:p>12.389273196</text:p>
          </table:table-cell>
          <table:table-cell office:value-type="float" office:value="1867.09919472286" calcext:value-type="float">
            <text:p>1867.0991947229</text:p>
          </table:table-cell>
        </table:table-row>
        <table:table-row table:style-name="ro1">
          <table:table-cell office:value-type="float" office:value="12.425198202" calcext:value-type="float">
            <text:p>12.425198202</text:p>
          </table:table-cell>
          <table:table-cell office:value-type="float" office:value="1670.14585884502" calcext:value-type="float">
            <text:p>1670.145858845</text:p>
          </table:table-cell>
        </table:table-row>
        <table:table-row table:style-name="ro1">
          <table:table-cell office:value-type="float" office:value="12.4557584510001" calcext:value-type="float">
            <text:p>12.455758451</text:p>
          </table:table-cell>
          <table:table-cell office:value-type="float" office:value="1963.33478827231" calcext:value-type="float">
            <text:p>1963.3347882723</text:p>
          </table:table-cell>
        </table:table-row>
        <table:table-row table:style-name="ro1">
          <table:table-cell office:value-type="float" office:value="12.486329222" calcext:value-type="float">
            <text:p>12.486329222</text:p>
          </table:table-cell>
          <table:table-cell office:value-type="float" office:value="1962.65903794635" calcext:value-type="float">
            <text:p>1962.6590379464</text:p>
          </table:table-cell>
        </table:table-row>
        <table:table-row table:style-name="ro1">
          <table:table-cell office:value-type="float" office:value="12.5172205660001" calcext:value-type="float">
            <text:p>12.517220566</text:p>
          </table:table-cell>
          <table:table-cell office:value-type="float" office:value="1942.29166590438" calcext:value-type="float">
            <text:p>1942.2916659044</text:p>
          </table:table-cell>
        </table:table-row>
        <table:table-row table:style-name="ro1">
          <table:table-cell office:value-type="float" office:value="12.5490038400001" calcext:value-type="float">
            <text:p>12.54900384</text:p>
          </table:table-cell>
          <table:table-cell office:value-type="float" office:value="1887.78538045104" calcext:value-type="float">
            <text:p>1887.785380451</text:p>
          </table:table-cell>
        </table:table-row>
        <table:table-row table:style-name="ro1">
          <table:table-cell office:value-type="float" office:value="12.5807980520001" calcext:value-type="float">
            <text:p>12.580798052</text:p>
          </table:table-cell>
          <table:table-cell office:value-type="float" office:value="1887.13593530664" calcext:value-type="float">
            <text:p>1887.1359353066</text:p>
          </table:table-cell>
        </table:table-row>
        <table:table-row table:style-name="ro1">
          <table:table-cell office:value-type="float" office:value="12.6482962269999" calcext:value-type="float">
            <text:p>12.648296227</text:p>
          </table:table-cell>
          <table:table-cell office:value-type="float" office:value="1676.62868199156" calcext:value-type="float">
            <text:p>1676.6286819916</text:p>
          </table:table-cell>
        </table:table-row>
        <table:table-row table:style-name="ro1">
          <table:table-cell office:value-type="float" office:value="12.678858195" calcext:value-type="float">
            <text:p>12.678858195</text:p>
          </table:table-cell>
          <table:table-cell office:value-type="float" office:value="1963.22435780127" calcext:value-type="float">
            <text:p>1963.2243578013</text:p>
          </table:table-cell>
        </table:table-row>
        <table:table-row table:style-name="ro1">
          <table:table-cell office:value-type="float" office:value="12.7093414650001" calcext:value-type="float">
            <text:p>12.709341465</text:p>
          </table:table-cell>
          <table:table-cell office:value-type="float" office:value="1968.2927717333" calcext:value-type="float">
            <text:p>1968.2927717333</text:p>
          </table:table-cell>
        </table:table-row>
        <table:table-row table:style-name="ro1">
          <table:table-cell office:value-type="float" office:value="12.7387480130001" calcext:value-type="float">
            <text:p>12.738748013</text:p>
          </table:table-cell>
          <table:table-cell office:value-type="float" office:value="2040.36189490877" calcext:value-type="float">
            <text:p>2040.3618949088</text:p>
          </table:table-cell>
        </table:table-row>
        <table:table-row table:style-name="ro1">
          <table:table-cell office:value-type="float" office:value="12.7752652080001" calcext:value-type="float">
            <text:p>12.775265208</text:p>
          </table:table-cell>
          <table:table-cell office:value-type="float" office:value="1643.06157688235" calcext:value-type="float">
            <text:p>1643.0615768824</text:p>
          </table:table-cell>
        </table:table-row>
        <table:table-row table:style-name="ro1">
          <table:table-cell office:value-type="float" office:value="12.8016390390001" calcext:value-type="float">
            <text:p>12.801639039</text:p>
          </table:table-cell>
          <table:table-cell office:value-type="float" office:value="2274.98234898063" calcext:value-type="float">
            <text:p>2274.9823489806</text:p>
          </table:table-cell>
        </table:table-row>
        <table:table-row table:style-name="ro1">
          <table:table-cell office:value-type="float" office:value="12.8361545089999" calcext:value-type="float">
            <text:p>12.836154509</text:p>
          </table:table-cell>
          <table:table-cell office:value-type="float" office:value="1738.35094814711" calcext:value-type="float">
            <text:p>1738.3509481471</text:p>
          </table:table-cell>
        </table:table-row>
        <table:table-row table:style-name="ro1">
          <table:table-cell office:value-type="float" office:value="12.8970700069999" calcext:value-type="float">
            <text:p>12.897070007</text:p>
          </table:table-cell>
          <table:table-cell office:value-type="float" office:value="984.971016735578" calcext:value-type="float">
            <text:p>984.9710167356</text:p>
          </table:table-cell>
        </table:table-row>
        <table:table-row table:style-name="ro1">
          <table:table-cell office:value-type="float" office:value="12.927128588" calcext:value-type="float">
            <text:p>12.927128588</text:p>
          </table:table-cell>
          <table:table-cell office:value-type="float" office:value="1996.10221120895" calcext:value-type="float">
            <text:p>1996.102211209</text:p>
          </table:table-cell>
        </table:table-row>
        <table:table-row table:style-name="ro1">
          <table:table-cell office:value-type="float" office:value="12.9584957679999" calcext:value-type="float">
            <text:p>12.958495768</text:p>
          </table:table-cell>
          <table:table-cell office:value-type="float" office:value="1912.82735649409" calcext:value-type="float">
            <text:p>1912.8273564941</text:p>
          </table:table-cell>
        </table:table-row>
        <table:table-row table:style-name="ro1">
          <table:table-cell office:value-type="float" office:value="13.025604097" calcext:value-type="float">
            <text:p>13.025604097</text:p>
          </table:table-cell>
          <table:table-cell office:value-type="float" office:value="1675.37784028185" calcext:value-type="float">
            <text:p>1675.3778402819</text:p>
          </table:table-cell>
        </table:table-row>
        <table:table-row table:style-name="ro1">
          <table:table-cell office:value-type="float" office:value="13.05616867" calcext:value-type="float">
            <text:p>13.05616867</text:p>
          </table:table-cell>
          <table:table-cell office:value-type="float" office:value="1963.05703338355" calcext:value-type="float">
            <text:p>1963.0570333836</text:p>
          </table:table-cell>
        </table:table-row>
        <table:table-row table:style-name="ro1">
          <table:table-cell office:value-type="float" office:value="13.0867401180001" calcext:value-type="float">
            <text:p>13.086740118</text:p>
          </table:table-cell>
          <table:table-cell office:value-type="float" office:value="1962.61557515724" calcext:value-type="float">
            <text:p>1962.6155751572</text:p>
          </table:table-cell>
        </table:table-row>
        <table:table-row table:style-name="ro1">
          <table:table-cell office:value-type="float" office:value="13.1173117210001" calcext:value-type="float">
            <text:p>13.117311721</text:p>
          </table:table-cell>
          <table:table-cell office:value-type="float" office:value="1962.60562457268" calcext:value-type="float">
            <text:p>1962.6056245727</text:p>
          </table:table-cell>
        </table:table-row>
        <table:table-row table:style-name="ro1">
          <table:table-cell office:value-type="float" office:value="13.1477924389999" calcext:value-type="float">
            <text:p>13.147792439</text:p>
          </table:table-cell>
          <table:table-cell office:value-type="float" office:value="1968.45756718651" calcext:value-type="float">
            <text:p>1968.4575671865</text:p>
          </table:table-cell>
        </table:table-row>
        <table:table-row table:style-name="ro1">
          <table:table-cell office:value-type="float" office:value="13.178220241" calcext:value-type="float">
            <text:p>13.178220241</text:p>
          </table:table-cell>
          <table:table-cell office:value-type="float" office:value="1971.88084764877" calcext:value-type="float">
            <text:p>1971.8808476488</text:p>
          </table:table-cell>
        </table:table-row>
        <table:table-row table:style-name="ro1">
          <table:table-cell office:value-type="float" office:value="13.208664344" calcext:value-type="float">
            <text:p>13.208664344</text:p>
          </table:table-cell>
          <table:table-cell office:value-type="float" office:value="1970.82502315567" calcext:value-type="float">
            <text:p>1970.8250231557</text:p>
          </table:table-cell>
        </table:table-row>
        <table:table-row table:style-name="ro1">
          <table:table-cell office:value-type="float" office:value="13.2442543479999" calcext:value-type="float">
            <text:p>13.244254348</text:p>
          </table:table-cell>
          <table:table-cell office:value-type="float" office:value="1685.86662704912" calcext:value-type="float">
            <text:p>1685.8666270491</text:p>
          </table:table-cell>
        </table:table-row>
        <table:table-row table:style-name="ro1">
          <table:table-cell office:value-type="float" office:value="13.310147206" calcext:value-type="float">
            <text:p>13.310147206</text:p>
          </table:table-cell>
          <table:table-cell office:value-type="float" office:value="910.569093844909" calcext:value-type="float">
            <text:p>910.5690938449</text:p>
          </table:table-cell>
        </table:table-row>
        <table:table-row table:style-name="ro1">
          <table:table-cell office:value-type="float" office:value="13.3355277000001" calcext:value-type="float">
            <text:p>13.3355277</text:p>
          </table:table-cell>
          <table:table-cell office:value-type="float" office:value="2364.02018021755" calcext:value-type="float">
            <text:p>2364.0201802176</text:p>
          </table:table-cell>
        </table:table-row>
        <table:table-row table:style-name="ro1">
          <table:table-cell office:value-type="float" office:value="13.3959479370001" calcext:value-type="float">
            <text:p>13.395947937</text:p>
          </table:table-cell>
          <table:table-cell office:value-type="float" office:value="2009.13614479307" calcext:value-type="float">
            <text:p>2009.1361447931</text:p>
          </table:table-cell>
        </table:table-row>
        <table:table-row table:style-name="ro1">
          <table:table-cell office:value-type="float" office:value="13.4270620939999" calcext:value-type="float">
            <text:p>13.427062094</text:p>
          </table:table-cell>
          <table:table-cell office:value-type="float" office:value="1928.38263303574" calcext:value-type="float">
            <text:p>1928.3826330357</text:p>
          </table:table-cell>
        </table:table-row>
        <table:table-row table:style-name="ro1">
          <table:table-cell office:value-type="float" office:value="13.4625814210001" calcext:value-type="float">
            <text:p>13.462581421</text:p>
          </table:table-cell>
          <table:table-cell office:value-type="float" office:value="1689.22119497532" calcext:value-type="float">
            <text:p>1689.2211949753</text:p>
          </table:table-cell>
        </table:table-row>
        <table:table-row table:style-name="ro1">
          <table:table-cell office:value-type="float" office:value="13.493072556" calcext:value-type="float">
            <text:p>13.493072556</text:p>
          </table:table-cell>
          <table:table-cell office:value-type="float" office:value="1967.78506277832" calcext:value-type="float">
            <text:p>1967.7850627783</text:p>
          </table:table-cell>
        </table:table-row>
        <table:table-row table:style-name="ro1">
          <table:table-cell office:value-type="float" office:value="13.5289514159999" calcext:value-type="float">
            <text:p>13.528951416</text:p>
          </table:table-cell>
          <table:table-cell office:value-type="float" office:value="1672.29393576462" calcext:value-type="float">
            <text:p>1672.2939357646</text:p>
          </table:table-cell>
        </table:table-row>
        <table:table-row table:style-name="ro1">
          <table:table-cell office:value-type="float" office:value="13.554332743" calcext:value-type="float">
            <text:p>13.554332743</text:p>
          </table:table-cell>
          <table:table-cell office:value-type="float" office:value="2363.94259448108" calcext:value-type="float">
            <text:p>2363.9425944811</text:p>
          </table:table-cell>
        </table:table-row>
        <table:table-row table:style-name="ro1">
          <table:table-cell office:value-type="float" office:value="13.5848463780001" calcext:value-type="float">
            <text:p>13.584846378</text:p>
          </table:table-cell>
          <table:table-cell office:value-type="float" office:value="1966.33406671914" calcext:value-type="float">
            <text:p>1966.3340667191</text:p>
          </table:table-cell>
        </table:table-row>
        <table:table-row table:style-name="ro1">
          <table:table-cell office:value-type="float" office:value="13.6761138439999" calcext:value-type="float">
            <text:p>13.676113844</text:p>
          </table:table-cell>
          <table:table-cell office:value-type="float" office:value="657.408413202686" calcext:value-type="float">
            <text:p>657.4084132027</text:p>
          </table:table-cell>
        </table:table-row>
        <table:table-row table:style-name="ro1">
          <table:table-cell office:value-type="float" office:value="13.7131653639999" calcext:value-type="float">
            <text:p>13.713165364</text:p>
          </table:table-cell>
          <table:table-cell office:value-type="float" office:value="1619.36676282206" calcext:value-type="float">
            <text:p>1619.3667628221</text:p>
          </table:table-cell>
        </table:table-row>
        <table:table-row table:style-name="ro1">
          <table:table-cell office:value-type="float" office:value="13.7382955969999" calcext:value-type="float">
            <text:p>13.738295597</text:p>
          </table:table-cell>
          <table:table-cell office:value-type="float" office:value="2387.56242331439" calcext:value-type="float">
            <text:p>2387.5624233144</text:p>
          </table:table-cell>
        </table:table-row>
        <table:table-row table:style-name="ro1">
          <table:table-cell office:value-type="float" office:value="13.80528153" calcext:value-type="float">
            <text:p>13.80528153</text:p>
          </table:table-cell>
          <table:table-cell office:value-type="float" office:value="1672.69221512642" calcext:value-type="float">
            <text:p>1672.6922151264</text:p>
          </table:table-cell>
        </table:table-row>
        <table:table-row table:style-name="ro1">
          <table:table-cell office:value-type="float" office:value="13.8317305170001" calcext:value-type="float">
            <text:p>13.831730517</text:p>
          </table:table-cell>
          <table:table-cell office:value-type="float" office:value="2268.51788311537" calcext:value-type="float">
            <text:p>2268.5178831154</text:p>
          </table:table-cell>
        </table:table-row>
        <table:table-row table:style-name="ro1">
          <table:table-cell office:value-type="float" office:value="13.8627735810001" calcext:value-type="float">
            <text:p>13.862773581</text:p>
          </table:table-cell>
          <table:table-cell office:value-type="float" office:value="1932.79890155425" calcext:value-type="float">
            <text:p>1932.7989015543</text:p>
          </table:table-cell>
        </table:table-row>
        <table:table-row table:style-name="ro1">
          <table:table-cell office:value-type="float" office:value="13.8938489879999" calcext:value-type="float">
            <text:p>13.893848988</text:p>
          </table:table-cell>
          <table:table-cell office:value-type="float" office:value="1930.78726210131" calcext:value-type="float">
            <text:p>1930.7872621013</text:p>
          </table:table-cell>
        </table:table-row>
        <table:table-row table:style-name="ro1">
          <table:table-cell office:value-type="float" office:value="13.9573581929999" calcext:value-type="float">
            <text:p>13.957358193</text:p>
          </table:table-cell>
          <table:table-cell office:value-type="float" office:value="944.744938943123" calcext:value-type="float">
            <text:p>944.7449389431</text:p>
          </table:table-cell>
        </table:table-row>
        <table:table-row table:style-name="ro1">
          <table:table-cell office:value-type="float" office:value="13.98717844" calcext:value-type="float">
            <text:p>13.98717844</text:p>
          </table:table-cell>
          <table:table-cell office:value-type="float" office:value="2012.0557686803" calcext:value-type="float">
            <text:p>2012.0557686803</text:p>
          </table:table-cell>
        </table:table-row>
        <table:table-row table:style-name="ro1">
          <table:table-cell office:value-type="float" office:value="14.0183483789999" calcext:value-type="float">
            <text:p>14.018348379</text:p>
          </table:table-cell>
          <table:table-cell office:value-type="float" office:value="1924.93158232104" calcext:value-type="float">
            <text:p>1924.931582321</text:p>
          </table:table-cell>
        </table:table-row>
        <table:table-row table:style-name="ro1">
          <table:table-cell office:value-type="float" office:value="14.0540573420001" calcext:value-type="float">
            <text:p>14.054057342</text:p>
          </table:table-cell>
          <table:table-cell office:value-type="float" office:value="1680.25041779369" calcext:value-type="float">
            <text:p>1680.2504177937</text:p>
          </table:table-cell>
        </table:table-row>
        <table:table-row table:style-name="ro1">
          <table:table-cell office:value-type="float" office:value="14.084619363" calcext:value-type="float">
            <text:p>14.084619363</text:p>
          </table:table-cell>
          <table:table-cell office:value-type="float" office:value="1963.22095322657" calcext:value-type="float">
            <text:p>1963.2209532266</text:p>
          </table:table-cell>
        </table:table-row>
        <table:table-row table:style-name="ro1">
          <table:table-cell office:value-type="float" office:value="14.1151811750001" calcext:value-type="float">
            <text:p>14.115181175</text:p>
          </table:table-cell>
          <table:table-cell office:value-type="float" office:value="1963.23437889837" calcext:value-type="float">
            <text:p>1963.2343788984</text:p>
          </table:table-cell>
        </table:table-row>
        <table:table-row table:style-name="ro1">
          <table:table-cell office:value-type="float" office:value="14.1814044499999" calcext:value-type="float">
            <text:p>14.18140445</text:p>
          </table:table-cell>
          <table:table-cell office:value-type="float" office:value="1682.50563450196" calcext:value-type="float">
            <text:p>1682.505634502</text:p>
          </table:table-cell>
        </table:table-row>
        <table:table-row table:style-name="ro1">
          <table:table-cell office:value-type="float" office:value="14.211803397" calcext:value-type="float">
            <text:p>14.211803397</text:p>
          </table:table-cell>
          <table:table-cell office:value-type="float" office:value="1973.75257767363" calcext:value-type="float">
            <text:p>1973.7525776736</text:p>
          </table:table-cell>
        </table:table-row>
        <table:table-row table:style-name="ro1">
          <table:table-cell office:value-type="float" office:value="14.2360414919999" calcext:value-type="float">
            <text:p>14.236041492</text:p>
          </table:table-cell>
          <table:table-cell office:value-type="float" office:value="2475.44206755167" calcext:value-type="float">
            <text:p>2475.4420675517</text:p>
          </table:table-cell>
        </table:table-row>
        <table:table-row table:style-name="ro1">
          <table:table-cell office:value-type="float" office:value="14.2672195560001" calcext:value-type="float">
            <text:p>14.267219556</text:p>
          </table:table-cell>
          <table:table-cell office:value-type="float" office:value="1924.42994535004" calcext:value-type="float">
            <text:p>1924.42994535</text:p>
          </table:table-cell>
        </table:table-row>
        <table:table-row table:style-name="ro1">
          <table:table-cell office:value-type="float" office:value="14.36418506" calcext:value-type="float">
            <text:p>14.36418506</text:p>
          </table:table-cell>
          <table:table-cell office:value-type="float" office:value="618.776755907855" calcext:value-type="float">
            <text:p>618.7767559079</text:p>
          </table:table-cell>
        </table:table-row>
        <table:table-row table:style-name="ro1">
          <table:table-cell office:value-type="float" office:value="14.3947497889999" calcext:value-type="float">
            <text:p>14.394749789</text:p>
          </table:table-cell>
          <table:table-cell office:value-type="float" office:value="1963.04701409684" calcext:value-type="float">
            <text:p>1963.0470140968</text:p>
          </table:table-cell>
        </table:table-row>
        <table:table-row table:style-name="ro1">
          <table:table-cell office:value-type="float" office:value="14.4253120169999" calcext:value-type="float">
            <text:p>14.425312017</text:p>
          </table:table-cell>
          <table:table-cell office:value-type="float" office:value="1963.20765619523" calcext:value-type="float">
            <text:p>1963.2076561952</text:p>
          </table:table-cell>
        </table:table-row>
        <table:table-row table:style-name="ro1">
          <table:table-cell office:value-type="float" office:value="14.4558843499999" calcext:value-type="float">
            <text:p>14.45588435</text:p>
          </table:table-cell>
          <table:table-cell office:value-type="float" office:value="1962.55876187081" calcext:value-type="float">
            <text:p>1962.5587618708</text:p>
          </table:table-cell>
        </table:table-row>
        <table:table-row table:style-name="ro1">
          <table:table-cell office:value-type="float" office:value="14.4864406419999" calcext:value-type="float">
            <text:p>14.486440642</text:p>
          </table:table-cell>
          <table:table-cell office:value-type="float" office:value="1963.58903756857" calcext:value-type="float">
            <text:p>1963.5890375686</text:p>
          </table:table-cell>
        </table:table-row>
        <table:table-row table:style-name="ro1">
          <table:table-cell office:value-type="float" office:value="14.517006412" calcext:value-type="float">
            <text:p>14.517006412</text:p>
          </table:table-cell>
          <table:table-cell office:value-type="float" office:value="1962.98015721081" calcext:value-type="float">
            <text:p>1962.9801572108</text:p>
          </table:table-cell>
        </table:table-row>
        <table:table-row table:style-name="ro1">
          <table:table-cell office:value-type="float" office:value="14.578163161" calcext:value-type="float">
            <text:p>14.578163161</text:p>
          </table:table-cell>
          <table:table-cell office:value-type="float" office:value="1960.95855707382" calcext:value-type="float">
            <text:p>1960.9585570738</text:p>
          </table:table-cell>
        </table:table-row>
        <table:table-row table:style-name="ro1">
          <table:table-cell office:value-type="float" office:value="14.6092037769999" calcext:value-type="float">
            <text:p>14.609203777</text:p>
          </table:table-cell>
          <table:table-cell office:value-type="float" office:value="1932.95133060955" calcext:value-type="float">
            <text:p>1932.9513306096</text:p>
          </table:table-cell>
        </table:table-row>
        <table:table-row table:style-name="ro1">
          <table:table-cell office:value-type="float" office:value="14.674703977" calcext:value-type="float">
            <text:p>14.674703977</text:p>
          </table:table-cell>
          <table:table-cell office:value-type="float" office:value="916.027737318659" calcext:value-type="float">
            <text:p>916.0277373187</text:p>
          </table:table-cell>
        </table:table-row>
        <table:table-row table:style-name="ro1">
          <table:table-cell office:value-type="float" office:value="14.7355655169999" calcext:value-type="float">
            <text:p>14.735565517</text:p>
          </table:table-cell>
          <table:table-cell office:value-type="float" office:value="985.844262240051" calcext:value-type="float">
            <text:p>985.8442622401</text:p>
          </table:table-cell>
        </table:table-row>
        <table:table-row table:style-name="ro1">
          <table:table-cell office:value-type="float" office:value="14.7710304689999" calcext:value-type="float">
            <text:p>14.771030469</text:p>
          </table:table-cell>
          <table:table-cell office:value-type="float" office:value="1691.81111538026" calcext:value-type="float">
            <text:p>1691.8111153803</text:p>
          </table:table-cell>
        </table:table-row>
        <table:table-row table:style-name="ro1">
          <table:table-cell office:value-type="float" office:value="14.7956708050001" calcext:value-type="float">
            <text:p>14.795670805</text:p>
          </table:table-cell>
          <table:table-cell office:value-type="float" office:value="2435.0317300695" calcext:value-type="float">
            <text:p>2435.0317300695</text:p>
          </table:table-cell>
        </table:table-row>
        <table:table-row table:style-name="ro1">
          <table:table-cell office:value-type="float" office:value="14.8319275819999" calcext:value-type="float">
            <text:p>14.831927582</text:p>
          </table:table-cell>
          <table:table-cell office:value-type="float" office:value="1654.86303430316" calcext:value-type="float">
            <text:p>1654.8630343032</text:p>
          </table:table-cell>
        </table:table-row>
        <table:table-row table:style-name="ro1">
          <table:table-cell office:value-type="float" office:value="14.8623849149999" calcext:value-type="float">
            <text:p>14.862384915</text:p>
          </table:table-cell>
          <table:table-cell office:value-type="float" office:value="1969.96893983074" calcext:value-type="float">
            <text:p>1969.9689398307</text:p>
          </table:table-cell>
        </table:table-row>
        <table:table-row table:style-name="ro1">
          <table:table-cell office:value-type="float" office:value="14.955482178" calcext:value-type="float">
            <text:p>14.955482178</text:p>
          </table:table-cell>
          <table:table-cell office:value-type="float" office:value="644.487260596738" calcext:value-type="float">
            <text:p>644.4872605967</text:p>
          </table:table-cell>
        </table:table-row>
        <table:table-row table:style-name="ro1">
          <table:table-cell office:value-type="float" office:value="15.023824939" calcext:value-type="float">
            <text:p>15.023824939</text:p>
          </table:table-cell>
          <table:table-cell office:value-type="float" office:value="877.927656450005" calcext:value-type="float">
            <text:p>877.92765645</text:p>
          </table:table-cell>
        </table:table-row>
        <table:table-row table:style-name="ro1">
          <table:table-cell office:value-type="float" office:value="15.095939951" calcext:value-type="float">
            <text:p>15.095939951</text:p>
          </table:table-cell>
          <table:table-cell office:value-type="float" office:value="1640.77285542821" calcext:value-type="float">
            <text:p>1640.7728554282</text:p>
          </table:table-cell>
        </table:table-row>
        <table:table-row table:style-name="ro1">
          <table:table-cell office:value-type="float" office:value="15.135868093" calcext:value-type="float">
            <text:p>15.135868093</text:p>
          </table:table-cell>
          <table:table-cell office:value-type="float" office:value="1502.6995245606" calcext:value-type="float">
            <text:p>1502.6995245606</text:p>
          </table:table-cell>
        </table:table-row>
        <table:table-row table:style-name="ro1">
          <table:table-cell office:value-type="float" office:value="15.1765689470001" calcext:value-type="float">
            <text:p>15.176568947</text:p>
          </table:table-cell>
          <table:table-cell office:value-type="float" office:value="1474.17054197152" calcext:value-type="float">
            <text:p>1474.1705419715</text:p>
          </table:table-cell>
        </table:table-row>
        <table:table-row table:style-name="ro1">
          <table:table-cell office:value-type="float" office:value="15.2119138989999" calcext:value-type="float">
            <text:p>15.211913899</text:p>
          </table:table-cell>
          <table:table-cell office:value-type="float" office:value="1697.55500022422" calcext:value-type="float">
            <text:p>1697.5550002242</text:p>
          </table:table-cell>
        </table:table-row>
        <table:table-row table:style-name="ro1">
          <table:table-cell office:value-type="float" office:value="15.2579378410001" calcext:value-type="float">
            <text:p>15.257937841</text:p>
          </table:table-cell>
          <table:table-cell office:value-type="float" office:value="1303.66929455561" calcext:value-type="float">
            <text:p>1303.6692945556</text:p>
          </table:table-cell>
        </table:table-row>
        <table:table-row table:style-name="ro1">
          <table:table-cell office:value-type="float" office:value="15.298616195" calcext:value-type="float">
            <text:p>15.298616195</text:p>
          </table:table-cell>
          <table:table-cell office:value-type="float" office:value="1474.98593478122" calcext:value-type="float">
            <text:p>1474.9859347812</text:p>
          </table:table-cell>
        </table:table-row>
        <table:table-row table:style-name="ro1">
          <table:table-cell office:value-type="float" office:value="15.3395912159999" calcext:value-type="float">
            <text:p>15.339591216</text:p>
          </table:table-cell>
          <table:table-cell office:value-type="float" office:value="1464.30675411135" calcext:value-type="float">
            <text:p>1464.3067541114</text:p>
          </table:table-cell>
        </table:table-row>
        <table:table-row table:style-name="ro1">
          <table:table-cell office:value-type="float" office:value="15.3901520469999" calcext:value-type="float">
            <text:p>15.390152047</text:p>
          </table:table-cell>
          <table:table-cell office:value-type="float" office:value="1186.68935643124" calcext:value-type="float">
            <text:p>1186.6893564312</text:p>
          </table:table-cell>
        </table:table-row>
        <table:table-row table:style-name="ro1">
          <table:table-cell office:value-type="float" office:value="15.8364214830001" calcext:value-type="float">
            <text:p>15.836421483</text:p>
          </table:table-cell>
          <table:table-cell office:value-type="float" office:value="134.447925759303" calcext:value-type="float">
            <text:p>134.4479257593</text:p>
          </table:table-cell>
        </table:table-row>
        <table:table-row table:style-name="ro1">
          <table:table-cell office:value-type="float" office:value="15.9139514589999" calcext:value-type="float">
            <text:p>15.913951459</text:p>
          </table:table-cell>
          <table:table-cell office:value-type="float" office:value="773.894216091808" calcext:value-type="float">
            <text:p>773.8942160918</text:p>
          </table:table-cell>
        </table:table-row>
        <table:table-row table:style-name="ro1">
          <table:table-cell office:value-type="float" office:value="16.0741451250001" calcext:value-type="float">
            <text:p>16.074145125</text:p>
          </table:table-cell>
          <table:table-cell office:value-type="float" office:value="692.980234955" calcext:value-type="float">
            <text:p>692.980234955</text:p>
          </table:table-cell>
        </table:table-row>
        <table:table-row table:style-name="ro1">
          <table:table-cell office:value-type="float" office:value="16.1675477020001" calcext:value-type="float">
            <text:p>16.167547702</text:p>
          </table:table-cell>
          <table:table-cell office:value-type="float" office:value="642.380563011618" calcext:value-type="float">
            <text:p>642.3805630116</text:p>
          </table:table-cell>
        </table:table-row>
        <table:table-row table:style-name="ro1">
          <table:table-cell office:value-type="float" office:value="16.273003493" calcext:value-type="float">
            <text:p>16.273003493</text:p>
          </table:table-cell>
          <table:table-cell office:value-type="float" office:value="568.958797151633" calcext:value-type="float">
            <text:p>568.9587971516</text:p>
          </table:table-cell>
        </table:table-row>
        <table:table-row table:style-name="ro1">
          <table:table-cell office:value-type="float" office:value="16.39458975" calcext:value-type="float">
            <text:p>16.39458975</text:p>
          </table:table-cell>
          <table:table-cell office:value-type="float" office:value="493.476824440816" calcext:value-type="float">
            <text:p>493.4768244408</text:p>
          </table:table-cell>
        </table:table-row>
        <table:table-row table:style-name="ro1">
          <table:table-cell office:value-type="float" office:value="16.5365414329999" calcext:value-type="float">
            <text:p>16.536541433</text:p>
          </table:table-cell>
          <table:table-cell office:value-type="float" office:value="422.679032273588" calcext:value-type="float">
            <text:p>422.6790322736</text:p>
          </table:table-cell>
        </table:table-row>
        <table:table-row table:style-name="ro1">
          <table:table-cell office:value-type="float" office:value="16.7058725229999" calcext:value-type="float">
            <text:p>16.705872523</text:p>
          </table:table-cell>
          <table:table-cell office:value-type="float" office:value="354.335402907965" calcext:value-type="float">
            <text:p>354.335402908</text:p>
          </table:table-cell>
        </table:table-row>
        <table:table-row table:style-name="ro1">
          <table:table-cell office:value-type="float" office:value="16.9257947569999" calcext:value-type="float">
            <text:p>16.925794757</text:p>
          </table:table-cell>
          <table:table-cell office:value-type="float" office:value="272.823710948633" calcext:value-type="float">
            <text:p>272.8237109486</text:p>
          </table:table-cell>
        </table:table-row>
        <table:table-row table:style-name="ro1">
          <table:table-cell office:value-type="float" office:value="17.228731255" calcext:value-type="float">
            <text:p>17.228731255</text:p>
          </table:table-cell>
          <table:table-cell office:value-type="float" office:value="198.061311186077" calcext:value-type="float">
            <text:p>198.0613111861</text:p>
          </table:table-cell>
        </table:table-row>
        <table:table-row table:style-name="ro1">
          <table:table-cell office:value-type="float" office:value="17.732758523" calcext:value-type="float">
            <text:p>17.732758523</text:p>
          </table:table-cell>
          <table:table-cell office:value-type="float" office:value="119.041178541934" calcext:value-type="float">
            <text:p>119.0411785419</text:p>
          </table:table-cell>
        </table:table-row>
        <table:table-row table:style-name="ro1">
          <table:table-cell office:value-type="float" office:value="17.8545306660001" calcext:value-type="float">
            <text:p>17.854530666</text:p>
          </table:table-cell>
          <table:table-cell office:value-type="float" office:value="492.723528730035" calcext:value-type="float">
            <text:p>492.72352873</text:p>
          </table:table-cell>
        </table:table-row>
        <table:table-row table:style-name="ro1">
          <table:table-cell office:value-type="float" office:value="17.991656033" calcext:value-type="float">
            <text:p>17.991656033</text:p>
          </table:table-cell>
          <table:table-cell office:value-type="float" office:value="1070.32628825635" calcext:value-type="float">
            <text:p>1070.3262882564</text:p>
          </table:table-cell>
        </table:table-row>
        <table:table-row table:style-name="ro1">
          <table:table-cell office:value-type="float" office:value="18.0476975060001" calcext:value-type="float">
            <text:p>18.047697506</text:p>
          </table:table-cell>
          <table:table-cell office:value-type="float" office:value="1070.63567012142" calcext:value-type="float">
            <text:p>1070.6356701214</text:p>
          </table:table-cell>
        </table:table-row>
        <table:table-row table:style-name="ro1">
          <table:table-cell office:value-type="float" office:value="18.1000243840001" calcext:value-type="float">
            <text:p>18.100024384</text:p>
          </table:table-cell>
          <table:table-cell office:value-type="float" office:value="1146.63825347969" calcext:value-type="float">
            <text:p>1146.6382534797</text:p>
          </table:table-cell>
        </table:table-row>
        <table:table-row table:style-name="ro1">
          <table:table-cell office:value-type="float" office:value="18.150306621" calcext:value-type="float">
            <text:p>18.150306621</text:p>
          </table:table-cell>
          <table:table-cell office:value-type="float" office:value="1193.26433309036" calcext:value-type="float">
            <text:p>1193.2643330904</text:p>
          </table:table-cell>
        </table:table-row>
        <table:table-row table:style-name="ro1">
          <table:table-cell office:value-type="float" office:value="18.205991218" calcext:value-type="float">
            <text:p>18.205991218</text:p>
          </table:table-cell>
          <table:table-cell office:value-type="float" office:value="1077.49724757854" calcext:value-type="float">
            <text:p>1077.4972475785</text:p>
          </table:table-cell>
        </table:table-row>
        <table:table-row table:style-name="ro1">
          <table:table-cell office:value-type="float" office:value="18.2871903729999" calcext:value-type="float">
            <text:p>18.287190373</text:p>
          </table:table-cell>
          <table:table-cell office:value-type="float" office:value="738.923945699406" calcext:value-type="float">
            <text:p>738.9239456994</text:p>
          </table:table-cell>
        </table:table-row>
        <table:table-row table:style-name="ro1">
          <table:table-cell office:value-type="float" office:value="18.324466945" calcext:value-type="float">
            <text:p>18.324466945</text:p>
          </table:table-cell>
          <table:table-cell office:value-type="float" office:value="1609.59006637797" calcext:value-type="float">
            <text:p>1609.590066378</text:p>
          </table:table-cell>
        </table:table-row>
        <table:table-row table:style-name="ro1">
          <table:table-cell office:value-type="float" office:value="18.364426286" calcext:value-type="float">
            <text:p>18.364426286</text:p>
          </table:table-cell>
          <table:table-cell office:value-type="float" office:value="1501.52626390966" calcext:value-type="float">
            <text:p>1501.5262639097</text:p>
          </table:table-cell>
        </table:table-row>
        <table:table-row table:style-name="ro1">
          <table:table-cell office:value-type="float" office:value="18.4444969470001" calcext:value-type="float">
            <text:p>18.444496947</text:p>
          </table:table-cell>
          <table:table-cell office:value-type="float" office:value="749.338137722791" calcext:value-type="float">
            <text:p>749.3381377228</text:p>
          </table:table-cell>
        </table:table-row>
        <table:table-row table:style-name="ro1">
          <table:table-cell office:value-type="float" office:value="18.4781480910001" calcext:value-type="float">
            <text:p>18.478148091</text:p>
          </table:table-cell>
          <table:table-cell office:value-type="float" office:value="1783.00030453474" calcext:value-type="float">
            <text:p>1783.0003045347</text:p>
          </table:table-cell>
        </table:table-row>
        <table:table-row table:style-name="ro1">
          <table:table-cell office:value-type="float" office:value="18.693791354" calcext:value-type="float">
            <text:p>18.693791354</text:p>
          </table:table-cell>
          <table:table-cell office:value-type="float" office:value="337.081863431528" calcext:value-type="float">
            <text:p>337.0818634315</text:p>
          </table:table-cell>
        </table:table-row>
        <table:table-row table:style-name="ro1">
          <table:table-cell office:value-type="float" office:value="18.724309207" calcext:value-type="float">
            <text:p>18.724309207</text:p>
          </table:table-cell>
          <table:table-cell office:value-type="float" office:value="1966.06229147298" calcext:value-type="float">
            <text:p>1966.062291473</text:p>
          </table:table-cell>
        </table:table-row>
        <table:table-row table:style-name="ro1">
          <table:table-cell office:value-type="float" office:value="18.7572633699999" calcext:value-type="float">
            <text:p>18.75726337</text:p>
          </table:table-cell>
          <table:table-cell office:value-type="float" office:value="1820.71078546914" calcext:value-type="float">
            <text:p>1820.7107854691</text:p>
          </table:table-cell>
        </table:table-row>
        <table:table-row table:style-name="ro1">
          <table:table-cell office:value-type="float" office:value="18.795508383" calcext:value-type="float">
            <text:p>18.795508383</text:p>
          </table:table-cell>
          <table:table-cell office:value-type="float" office:value="1568.83199385814" calcext:value-type="float">
            <text:p>1568.8319938581</text:p>
          </table:table-cell>
        </table:table-row>
        <table:table-row table:style-name="ro1">
          <table:table-cell office:value-type="float" office:value="18.826016497" calcext:value-type="float">
            <text:p>18.826016497</text:p>
          </table:table-cell>
          <table:table-cell office:value-type="float" office:value="1966.68991075713" calcext:value-type="float">
            <text:p>1966.6899107571</text:p>
          </table:table-cell>
        </table:table-row>
        <table:table-row table:style-name="ro1">
          <table:table-cell office:value-type="float" office:value="18.8571637800001" calcext:value-type="float">
            <text:p>18.85716378</text:p>
          </table:table-cell>
          <table:table-cell office:value-type="float" office:value="1926.33174456306" calcext:value-type="float">
            <text:p>1926.3317445631</text:p>
          </table:table-cell>
        </table:table-row>
        <table:table-row table:style-name="ro1">
          <table:table-cell office:value-type="float" office:value="18.8901198179999" calcext:value-type="float">
            <text:p>18.890119818</text:p>
          </table:table-cell>
          <table:table-cell office:value-type="float" office:value="1820.60719799796" calcext:value-type="float">
            <text:p>1820.607197998</text:p>
          </table:table-cell>
        </table:table-row>
        <table:table-row table:style-name="ro1">
          <table:table-cell office:value-type="float" office:value="18.92772186" calcext:value-type="float">
            <text:p>18.92772186</text:p>
          </table:table-cell>
          <table:table-cell office:value-type="float" office:value="1595.65802303539" calcext:value-type="float">
            <text:p>1595.6580230354</text:p>
          </table:table-cell>
        </table:table-row>
        <table:table-row table:style-name="ro1">
          <table:table-cell office:value-type="float" office:value="18.9582287759999" calcext:value-type="float">
            <text:p>18.958228776</text:p>
          </table:table-cell>
          <table:table-cell office:value-type="float" office:value="1966.7671422491" calcext:value-type="float">
            <text:p>1966.7671422491</text:p>
          </table:table-cell>
        </table:table-row>
        <table:table-row table:style-name="ro1">
          <table:table-cell office:value-type="float" office:value="18.9887520980001" calcext:value-type="float">
            <text:p>18.988752098</text:p>
          </table:table-cell>
          <table:table-cell office:value-type="float" office:value="1965.71002329739" calcext:value-type="float">
            <text:p>1965.7100232974</text:p>
          </table:table-cell>
        </table:table-row>
        <table:table-row table:style-name="ro1">
          <table:table-cell office:value-type="float" office:value="19.1175435329999" calcext:value-type="float">
            <text:p>19.117543533</text:p>
          </table:table-cell>
          <table:table-cell office:value-type="float" office:value="633.782750090723" calcext:value-type="float">
            <text:p>633.7827500907</text:p>
          </table:table-cell>
        </table:table-row>
        <table:table-row table:style-name="ro1">
          <table:table-cell office:value-type="float" office:value="19.1496771730001" calcext:value-type="float">
            <text:p>19.149677173</text:p>
          </table:table-cell>
          <table:table-cell office:value-type="float" office:value="1867.20209722913" calcext:value-type="float">
            <text:p>1867.2020972291</text:p>
          </table:table-cell>
        </table:table-row>
        <table:table-row table:style-name="ro1">
          <table:table-cell office:value-type="float" office:value="19.185595356" calcext:value-type="float">
            <text:p>19.185595356</text:p>
          </table:table-cell>
          <table:table-cell office:value-type="float" office:value="1670.46311892033" calcext:value-type="float">
            <text:p>1670.4631189203</text:p>
          </table:table-cell>
        </table:table-row>
        <table:table-row table:style-name="ro1">
          <table:table-cell office:value-type="float" office:value="19.216104563" calcext:value-type="float">
            <text:p>19.216104563</text:p>
          </table:table-cell>
          <table:table-cell office:value-type="float" office:value="1966.61945359495" calcext:value-type="float">
            <text:p>1966.619453595</text:p>
          </table:table-cell>
        </table:table-row>
        <table:table-row table:style-name="ro1">
          <table:table-cell office:value-type="float" office:value="19.2466134060001" calcext:value-type="float">
            <text:p>19.246613406</text:p>
          </table:table-cell>
          <table:table-cell office:value-type="float" office:value="1966.64291726784" calcext:value-type="float">
            <text:p>1966.6429172678</text:p>
          </table:table-cell>
        </table:table-row>
        <table:table-row table:style-name="ro1">
          <table:table-cell office:value-type="float" office:value="19.2777117830001" calcext:value-type="float">
            <text:p>19.277711783</text:p>
          </table:table-cell>
          <table:table-cell office:value-type="float" office:value="1929.36113675427" calcext:value-type="float">
            <text:p>1929.3611367543</text:p>
          </table:table-cell>
        </table:table-row>
        <table:table-row table:style-name="ro1">
          <table:table-cell office:value-type="float" office:value="19.3096607340001" calcext:value-type="float">
            <text:p>19.309660734</text:p>
          </table:table-cell>
          <table:table-cell office:value-type="float" office:value="1877.99593169718" calcext:value-type="float">
            <text:p>1877.9959316972</text:p>
          </table:table-cell>
        </table:table-row>
        <table:table-row table:style-name="ro1">
          <table:table-cell office:value-type="float" office:value="19.3414776540001" calcext:value-type="float">
            <text:p>19.341477654</text:p>
          </table:table-cell>
          <table:table-cell office:value-type="float" office:value="1885.78907072187" calcext:value-type="float">
            <text:p>1885.7890707219</text:p>
          </table:table-cell>
        </table:table-row>
        <table:table-row table:style-name="ro1">
          <table:table-cell office:value-type="float" office:value="19.3732334809999" calcext:value-type="float">
            <text:p>19.373233481</text:p>
          </table:table-cell>
          <table:table-cell office:value-type="float" office:value="1889.41701944169" calcext:value-type="float">
            <text:p>1889.4170194417</text:p>
          </table:table-cell>
        </table:table-row>
        <table:table-row table:style-name="ro1">
          <table:table-cell office:value-type="float" office:value="19.4094735910001" calcext:value-type="float">
            <text:p>19.409473591</text:p>
          </table:table-cell>
          <table:table-cell office:value-type="float" office:value="1655.62411371878" calcext:value-type="float">
            <text:p>1655.6241137188</text:p>
          </table:table-cell>
        </table:table-row>
        <table:table-row table:style-name="ro1">
          <table:table-cell office:value-type="float" office:value="19.4684477819999" calcext:value-type="float">
            <text:p>19.468447782</text:p>
          </table:table-cell>
          <table:table-cell office:value-type="float" office:value="2106.96632598839" calcext:value-type="float">
            <text:p>2106.9663259884</text:p>
          </table:table-cell>
        </table:table-row>
        <table:table-row table:style-name="ro1">
          <table:table-cell office:value-type="float" office:value="19.5001527740001" calcext:value-type="float">
            <text:p>19.500152774</text:p>
          </table:table-cell>
          <table:table-cell office:value-type="float" office:value="1892.44646394004" calcext:value-type="float">
            <text:p>1892.44646394</text:p>
          </table:table-cell>
        </table:table-row>
        <table:table-row table:style-name="ro1">
          <table:table-cell office:value-type="float" office:value="19.5367668450001" calcext:value-type="float">
            <text:p>19.536766845</text:p>
          </table:table-cell>
          <table:table-cell office:value-type="float" office:value="1638.71425277865" calcext:value-type="float">
            <text:p>1638.7142527787</text:p>
          </table:table-cell>
        </table:table-row>
        <table:table-row table:style-name="ro1">
          <table:table-cell office:value-type="float" office:value="19.5672856880001" calcext:value-type="float">
            <text:p>19.567285688</text:p>
          </table:table-cell>
          <table:table-cell office:value-type="float" office:value="1965.99851442717" calcext:value-type="float">
            <text:p>1965.9985144272</text:p>
          </table:table-cell>
        </table:table-row>
        <table:table-row table:style-name="ro1">
          <table:table-cell office:value-type="float" office:value="19.597766093" calcext:value-type="float">
            <text:p>19.597766093</text:p>
          </table:table-cell>
          <table:table-cell office:value-type="float" office:value="1968.47778105732" calcext:value-type="float">
            <text:p>1968.4777810573</text:p>
          </table:table-cell>
        </table:table-row>
        <table:table-row table:style-name="ro1">
          <table:table-cell office:value-type="float" office:value="19.628302801" calcext:value-type="float">
            <text:p>19.628302801</text:p>
          </table:table-cell>
          <table:table-cell office:value-type="float" office:value="1964.84833925126" calcext:value-type="float">
            <text:p>1964.8483392513</text:p>
          </table:table-cell>
        </table:table-row>
        <table:table-row table:style-name="ro1">
          <table:table-cell office:value-type="float" office:value="19.6588162799999" calcext:value-type="float">
            <text:p>19.65881628</text:p>
          </table:table-cell>
          <table:table-cell office:value-type="float" office:value="1966.34411960256" calcext:value-type="float">
            <text:p>1966.3441196026</text:p>
          </table:table-cell>
        </table:table-row>
        <table:table-row table:style-name="ro1">
          <table:table-cell office:value-type="float" office:value="19.6906312210001" calcext:value-type="float">
            <text:p>19.690631221</text:p>
          </table:table-cell>
          <table:table-cell office:value-type="float" office:value="1885.90637334779" calcext:value-type="float">
            <text:p>1885.9063733478</text:p>
          </table:table-cell>
        </table:table-row>
        <table:table-row table:style-name="ro1">
          <table:table-cell office:value-type="float" office:value="19.721146262" calcext:value-type="float">
            <text:p>19.721146262</text:p>
          </table:table-cell>
          <table:table-cell office:value-type="float" office:value="1966.24346662716" calcext:value-type="float">
            <text:p>1966.2434666272</text:p>
          </table:table-cell>
        </table:table-row>
        <table:table-row table:style-name="ro1">
          <table:table-cell office:value-type="float" office:value="19.7525650560001" calcext:value-type="float">
            <text:p>19.752565056</text:p>
          </table:table-cell>
          <table:table-cell office:value-type="float" office:value="1909.68501209534" calcext:value-type="float">
            <text:p>1909.6850120953</text:p>
          </table:table-cell>
        </table:table-row>
        <table:table-row table:style-name="ro1">
          <table:table-cell office:value-type="float" office:value="19.819799115" calcext:value-type="float">
            <text:p>19.819799115</text:p>
          </table:table-cell>
          <table:table-cell office:value-type="float" office:value="1676.79708281821" calcext:value-type="float">
            <text:p>1676.7970828182</text:p>
          </table:table-cell>
        </table:table-row>
        <table:table-row table:style-name="ro1">
          <table:table-cell office:value-type="float" office:value="19.850317594" calcext:value-type="float">
            <text:p>19.850317594</text:p>
          </table:table-cell>
          <table:table-cell office:value-type="float" office:value="1966.0219632855" calcext:value-type="float">
            <text:p>1966.0219632855</text:p>
          </table:table-cell>
        </table:table-row>
        <table:table-row table:style-name="ro1">
          <table:table-cell office:value-type="float" office:value="19.8808265929999" calcext:value-type="float">
            <text:p>19.880826593</text:p>
          </table:table-cell>
          <table:table-cell office:value-type="float" office:value="1966.63286134366" calcext:value-type="float">
            <text:p>1966.6328613437</text:p>
          </table:table-cell>
        </table:table-row>
        <table:table-row table:style-name="ro1">
          <table:table-cell office:value-type="float" office:value="19.911341842" calcext:value-type="float">
            <text:p>19.911341842</text:p>
          </table:table-cell>
          <table:table-cell office:value-type="float" office:value="1966.23006418739" calcext:value-type="float">
            <text:p>1966.2300641874</text:p>
          </table:table-cell>
        </table:table-row>
        <table:table-row table:style-name="ro1">
          <table:table-cell office:value-type="float" office:value="19.9418492269999" calcext:value-type="float">
            <text:p>19.941849227</text:p>
          </table:table-cell>
          <table:table-cell office:value-type="float" office:value="1966.73690649231" calcext:value-type="float">
            <text:p>1966.7369064923</text:p>
          </table:table-cell>
        </table:table-row>
        <table:table-row table:style-name="ro1">
          <table:table-cell office:value-type="float" office:value="19.9724690600001" calcext:value-type="float">
            <text:p>19.97246906</text:p>
          </table:table-cell>
          <table:table-cell office:value-type="float" office:value="1959.51427950832" calcext:value-type="float">
            <text:p>1959.5142795083</text:p>
          </table:table-cell>
        </table:table-row>
        <table:table-row table:style-name="ro1">
          <table:table-cell office:value-type="float" office:value="20.00391775" calcext:value-type="float">
            <text:p>20.00391775</text:p>
          </table:table-cell>
          <table:table-cell office:value-type="float" office:value="1907.86961237897" calcext:value-type="float">
            <text:p>1907.869612379</text:p>
          </table:table-cell>
        </table:table-row>
        <table:table-row table:style-name="ro1">
          <table:table-cell office:value-type="float" office:value="20.0353600339999" calcext:value-type="float">
            <text:p>20.035360034</text:p>
          </table:table-cell>
          <table:table-cell office:value-type="float" office:value="1908.25831864339" calcext:value-type="float">
            <text:p>1908.2583186434</text:p>
          </table:table-cell>
        </table:table-row>
        <table:table-row table:style-name="ro1">
          <table:table-cell office:value-type="float" office:value="20.0667933069999" calcext:value-type="float">
            <text:p>20.066793307</text:p>
          </table:table-cell>
          <table:table-cell office:value-type="float" office:value="1908.80536048854" calcext:value-type="float">
            <text:p>1908.8053604885</text:p>
          </table:table-cell>
        </table:table-row>
        <table:table-row table:style-name="ro1">
          <table:table-cell office:value-type="float" office:value="20.0983081950001" calcext:value-type="float">
            <text:p>20.098308195</text:p>
          </table:table-cell>
          <table:table-cell office:value-type="float" office:value="1903.86207305157" calcext:value-type="float">
            <text:p>1903.8620730516</text:p>
          </table:table-cell>
        </table:table-row>
        <table:table-row table:style-name="ro1">
          <table:table-cell office:value-type="float" office:value="20.1656783999999" calcext:value-type="float">
            <text:p>20.1656784</text:p>
          </table:table-cell>
          <table:table-cell office:value-type="float" office:value="1675.67757629406" calcext:value-type="float">
            <text:p>1675.6775762941</text:p>
          </table:table-cell>
        </table:table-row>
        <table:table-row table:style-name="ro1">
          <table:table-cell office:value-type="float" office:value="20.196174014" calcext:value-type="float">
            <text:p>20.196174014</text:p>
          </table:table-cell>
          <table:table-cell office:value-type="float" office:value="1967.49604713171" calcext:value-type="float">
            <text:p>1967.4960471317</text:p>
          </table:table-cell>
        </table:table-row>
        <table:table-row table:style-name="ro1">
          <table:table-cell office:value-type="float" office:value="20.226687441" calcext:value-type="float">
            <text:p>20.226687441</text:p>
          </table:table-cell>
          <table:table-cell office:value-type="float" office:value="1966.34747057677" calcext:value-type="float">
            <text:p>1966.3474705768</text:p>
          </table:table-cell>
        </table:table-row>
        <table:table-row table:style-name="ro1">
          <table:table-cell office:value-type="float" office:value="20.2571970649999" calcext:value-type="float">
            <text:p>20.257197065</text:p>
          </table:table-cell>
          <table:table-cell office:value-type="float" office:value="1966.5925742032" calcext:value-type="float">
            <text:p>1966.5925742032</text:p>
          </table:table-cell>
        </table:table-row>
        <table:table-row table:style-name="ro1">
          <table:table-cell office:value-type="float" office:value="20.2882186700001" calcext:value-type="float">
            <text:p>20.28821867</text:p>
          </table:table-cell>
          <table:table-cell office:value-type="float" office:value="1934.13590301348" calcext:value-type="float">
            <text:p>1934.1359030135</text:p>
          </table:table-cell>
        </table:table-row>
        <table:table-row table:style-name="ro1">
          <table:table-cell office:value-type="float" office:value="20.3200735590001" calcext:value-type="float">
            <text:p>20.320073559</text:p>
          </table:table-cell>
          <table:table-cell office:value-type="float" office:value="1883.54133018714" calcext:value-type="float">
            <text:p>1883.5413301871</text:p>
          </table:table-cell>
        </table:table-row>
        <table:table-row table:style-name="ro1">
          <table:table-cell office:value-type="float" office:value="20.3519598549999" calcext:value-type="float">
            <text:p>20.351959855</text:p>
          </table:table-cell>
          <table:table-cell office:value-type="float" office:value="1881.68610115" calcext:value-type="float">
            <text:p>1881.68610115</text:p>
          </table:table-cell>
        </table:table-row>
        <table:table-row table:style-name="ro1">
          <table:table-cell office:value-type="float" office:value="20.3838259940001" calcext:value-type="float">
            <text:p>20.383825994</text:p>
          </table:table-cell>
          <table:table-cell office:value-type="float" office:value="1882.87636602924" calcext:value-type="float">
            <text:p>1882.8763660292</text:p>
          </table:table-cell>
        </table:table-row>
        <table:table-row table:style-name="ro1">
          <table:table-cell office:value-type="float" office:value="20.419915062" calcext:value-type="float">
            <text:p>20.419915062</text:p>
          </table:table-cell>
          <table:table-cell office:value-type="float" office:value="1662.55332501658" calcext:value-type="float">
            <text:p>1662.5533250166</text:p>
          </table:table-cell>
        </table:table-row>
        <table:table-row table:style-name="ro1">
          <table:table-cell office:value-type="float" office:value="20.4504227069999" calcext:value-type="float">
            <text:p>20.450422707</text:p>
          </table:table-cell>
          <table:table-cell office:value-type="float" office:value="1966.72014506893" calcext:value-type="float">
            <text:p>1966.7201450689</text:p>
          </table:table-cell>
        </table:table-row>
        <table:table-row table:style-name="ro1">
          <table:table-cell office:value-type="float" office:value="20.5115279459999" calcext:value-type="float">
            <text:p>20.511527946</text:p>
          </table:table-cell>
          <table:table-cell office:value-type="float" office:value="1960.53809321378" calcext:value-type="float">
            <text:p>1960.5380932138</text:p>
          </table:table-cell>
        </table:table-row>
        <table:table-row table:style-name="ro1">
          <table:table-cell office:value-type="float" office:value="20.5471724819999" calcext:value-type="float">
            <text:p>20.547172482</text:p>
          </table:table-cell>
          <table:table-cell office:value-type="float" office:value="1683.28744691453" calcext:value-type="float">
            <text:p>1683.2874469145</text:p>
          </table:table-cell>
        </table:table-row>
        <table:table-row table:style-name="ro1">
          <table:table-cell office:value-type="float" office:value="20.5776804919999" calcext:value-type="float">
            <text:p>20.577680492</text:p>
          </table:table-cell>
          <table:table-cell office:value-type="float" office:value="1966.69661508899" calcext:value-type="float">
            <text:p>1966.696615089</text:p>
          </table:table-cell>
        </table:table-row>
        <table:table-row table:style-name="ro1">
          <table:table-cell office:value-type="float" office:value="20.6081947519999" calcext:value-type="float">
            <text:p>20.608194752</text:p>
          </table:table-cell>
          <table:table-cell office:value-type="float" office:value="1966.29379181944" calcext:value-type="float">
            <text:p>1966.2937918194</text:p>
          </table:table-cell>
        </table:table-row>
        <table:table-row table:style-name="ro1">
          <table:table-cell office:value-type="float" office:value="20.6402031309999" calcext:value-type="float">
            <text:p>20.640203131</text:p>
          </table:table-cell>
          <table:table-cell office:value-type="float" office:value="1874.50917148972" calcext:value-type="float">
            <text:p>1874.5091714897</text:p>
          </table:table-cell>
        </table:table-row>
        <table:table-row table:style-name="ro1">
          <table:table-cell office:value-type="float" office:value="20.6725759379999" calcext:value-type="float">
            <text:p>20.672575938</text:p>
          </table:table-cell>
          <table:table-cell office:value-type="float" office:value="1853.40739837596" calcext:value-type="float">
            <text:p>1853.407398376</text:p>
          </table:table-cell>
        </table:table-row>
        <table:table-row table:style-name="ro1">
          <table:table-cell office:value-type="float" office:value="20.7098982909999" calcext:value-type="float">
            <text:p>20.709898291</text:p>
          </table:table-cell>
          <table:table-cell office:value-type="float" office:value="1607.61568275029" calcext:value-type="float">
            <text:p>1607.6156827503</text:p>
          </table:table-cell>
        </table:table-row>
        <table:table-row table:style-name="ro1">
          <table:table-cell office:value-type="float" office:value="20.740402655" calcext:value-type="float">
            <text:p>20.740402655</text:p>
          </table:table-cell>
          <table:table-cell office:value-type="float" office:value="1966.93168229444" calcext:value-type="float">
            <text:p>1966.9316822944</text:p>
          </table:table-cell>
        </table:table-row>
        <table:table-row table:style-name="ro1">
          <table:table-cell office:value-type="float" office:value="20.7709119149999" calcext:value-type="float">
            <text:p>20.770911915</text:p>
          </table:table-cell>
          <table:table-cell office:value-type="float" office:value="1966.6160372347" calcext:value-type="float">
            <text:p>1966.6160372347</text:p>
          </table:table-cell>
        </table:table-row>
        <table:table-row table:style-name="ro1">
          <table:table-cell office:value-type="float" office:value="20.8035229" calcext:value-type="float">
            <text:p>20.8035229</text:p>
          </table:table-cell>
          <table:table-cell office:value-type="float" office:value="1839.87082880092" calcext:value-type="float">
            <text:p>1839.8708288009</text:p>
          </table:table-cell>
        </table:table-row>
        <table:table-row table:style-name="ro1">
          <table:table-cell office:value-type="float" office:value="20.8726051419999" calcext:value-type="float">
            <text:p>20.872605142</text:p>
          </table:table-cell>
          <table:table-cell office:value-type="float" office:value="1679.92942953134" calcext:value-type="float">
            <text:p>1679.9294295313</text:p>
          </table:table-cell>
        </table:table-row>
        <table:table-row table:style-name="ro1">
          <table:table-cell office:value-type="float" office:value="20.9045451879999" calcext:value-type="float">
            <text:p>20.904545188</text:p>
          </table:table-cell>
          <table:table-cell office:value-type="float" office:value="1878.51952373253" calcext:value-type="float">
            <text:p>1878.5195237325</text:p>
          </table:table-cell>
        </table:table-row>
        <table:table-row table:style-name="ro1">
          <table:table-cell office:value-type="float" office:value="20.9438040580001" calcext:value-type="float">
            <text:p>20.943804058</text:p>
          </table:table-cell>
          <table:table-cell office:value-type="float" office:value="1528.31704019465" calcext:value-type="float">
            <text:p>1528.3170401947</text:p>
          </table:table-cell>
        </table:table-row>
        <table:table-row table:style-name="ro1">
          <table:table-cell office:value-type="float" office:value="20.9743189430001" calcext:value-type="float">
            <text:p>20.974318943</text:p>
          </table:table-cell>
          <table:table-cell office:value-type="float" office:value="1966.25351856956" calcext:value-type="float">
            <text:p>1966.2535185696</text:p>
          </table:table-cell>
        </table:table-row>
        <table:table-row table:style-name="ro1">
          <table:table-cell office:value-type="float" office:value="21.0086305059999" calcext:value-type="float">
            <text:p>21.008630506</text:p>
          </table:table-cell>
          <table:table-cell office:value-type="float" office:value="1748.68163249422" calcext:value-type="float">
            <text:p>1748.6816324942</text:p>
          </table:table-cell>
        </table:table-row>
        <table:table-row table:style-name="ro1">
          <table:table-cell office:value-type="float" office:value="21.0455049929999" calcext:value-type="float">
            <text:p>21.045504993</text:p>
          </table:table-cell>
          <table:table-cell office:value-type="float" office:value="1627.14128063766" calcext:value-type="float">
            <text:p>1627.1412806377</text:p>
          </table:table-cell>
        </table:table-row>
        <table:table-row table:style-name="ro1">
          <table:table-cell office:value-type="float" office:value="21.387784945" calcext:value-type="float">
            <text:p>21.387784945</text:p>
          </table:table-cell>
          <table:table-cell office:value-type="float" office:value="175.295104634051" calcext:value-type="float">
            <text:p>175.2951046341</text:p>
          </table:table-cell>
        </table:table-row>
        <table:table-row table:style-name="ro1">
          <table:table-cell office:value-type="float" office:value="21.4284606419999" calcext:value-type="float">
            <text:p>21.428460642</text:p>
          </table:table-cell>
          <table:table-cell office:value-type="float" office:value="1475.08228316757" calcext:value-type="float">
            <text:p>1475.0822831676</text:p>
          </table:table-cell>
        </table:table-row>
        <table:table-row table:style-name="ro1">
          <table:table-cell office:value-type="float" office:value="21.4691372239999" calcext:value-type="float">
            <text:p>21.469137224</text:p>
          </table:table-cell>
          <table:table-cell office:value-type="float" office:value="1475.05018980974" calcext:value-type="float">
            <text:p>1475.0501898097</text:p>
          </table:table-cell>
        </table:table-row>
        <table:table-row table:style-name="ro1">
          <table:table-cell office:value-type="float" office:value="21.509821099" calcext:value-type="float">
            <text:p>21.509821099</text:p>
          </table:table-cell>
          <table:table-cell office:value-type="float" office:value="1474.78577200378" calcext:value-type="float">
            <text:p>1474.7857720038</text:p>
          </table:table-cell>
        </table:table-row>
        <table:table-row table:style-name="ro1">
          <table:table-cell office:value-type="float" office:value="21.642322857" calcext:value-type="float">
            <text:p>21.642322857</text:p>
          </table:table-cell>
          <table:table-cell office:value-type="float" office:value="654.11010740173" calcext:value-type="float">
            <text:p>654.1101074017</text:p>
          </table:table-cell>
        </table:table-row>
        <table:table-row table:style-name="ro1">
          <table:table-cell office:value-type="float" office:value="21.6851541860001" calcext:value-type="float">
            <text:p>21.685154186</text:p>
          </table:table-cell>
          <table:table-cell office:value-type="float" office:value="1400.84376087905" calcext:value-type="float">
            <text:p>1400.8437608791</text:p>
          </table:table-cell>
        </table:table-row>
        <table:table-row table:style-name="ro1">
          <table:table-cell office:value-type="float" office:value="21.733852095" calcext:value-type="float">
            <text:p>21.733852095</text:p>
          </table:table-cell>
          <table:table-cell office:value-type="float" office:value="1232.08575547141" calcext:value-type="float">
            <text:p>1232.0857554714</text:p>
          </table:table-cell>
        </table:table-row>
        <table:table-row table:style-name="ro1">
          <table:table-cell office:value-type="float" office:value="21.784701521" calcext:value-type="float">
            <text:p>21.784701521</text:p>
          </table:table-cell>
          <table:table-cell office:value-type="float" office:value="1179.9543223946" calcext:value-type="float">
            <text:p>1179.9543223946</text:p>
          </table:table-cell>
        </table:table-row>
        <table:table-row table:style-name="ro1">
          <table:table-cell office:value-type="float" office:value="22.061669919" calcext:value-type="float">
            <text:p>22.061669919</text:p>
          </table:table-cell>
          <table:table-cell office:value-type="float" office:value="216.631212922704" calcext:value-type="float">
            <text:p>216.6312129227</text:p>
          </table:table-cell>
        </table:table-row>
        <table:table-row table:style-name="ro1">
          <table:table-cell office:value-type="float" office:value="22.1099861600001" calcext:value-type="float">
            <text:p>22.10998616</text:p>
          </table:table-cell>
          <table:table-cell office:value-type="float" office:value="1241.81846017198" calcext:value-type="float">
            <text:p>1241.818460172</text:p>
          </table:table-cell>
        </table:table-row>
        <table:table-row table:style-name="ro1">
          <table:table-cell office:value-type="float" office:value="22.1782782959999" calcext:value-type="float">
            <text:p>22.178278296</text:p>
          </table:table-cell>
          <table:table-cell office:value-type="float" office:value="878.578464731691" calcext:value-type="float">
            <text:p>878.5784647317</text:p>
          </table:table-cell>
        </table:table-row>
        <table:table-row table:style-name="ro1">
          <table:table-cell office:value-type="float" office:value="22.2419017719999" calcext:value-type="float">
            <text:p>22.241901772</text:p>
          </table:table-cell>
          <table:table-cell office:value-type="float" office:value="943.048128964588" calcext:value-type="float">
            <text:p>943.0481289646</text:p>
          </table:table-cell>
        </table:table-row>
        <table:table-row table:style-name="ro1">
          <table:table-cell office:value-type="float" office:value="22.3151976199999" calcext:value-type="float">
            <text:p>22.31519762</text:p>
          </table:table-cell>
          <table:table-cell office:value-type="float" office:value="818.600256865361" calcext:value-type="float">
            <text:p>818.6002568654</text:p>
          </table:table-cell>
        </table:table-row>
        <table:table-row table:style-name="ro1">
          <table:table-cell office:value-type="float" office:value="22.3966970879999" calcext:value-type="float">
            <text:p>22.396697088</text:p>
          </table:table-cell>
          <table:table-cell office:value-type="float" office:value="736.201124650763" calcext:value-type="float">
            <text:p>736.2011246508</text:p>
          </table:table-cell>
        </table:table-row>
        <table:table-row table:style-name="ro1">
          <table:table-cell office:value-type="float" office:value="22.5830664069999" calcext:value-type="float">
            <text:p>22.583066407</text:p>
          </table:table-cell>
          <table:table-cell office:value-type="float" office:value="588.686493458309" calcext:value-type="float">
            <text:p>588.6864934583</text:p>
          </table:table-cell>
        </table:table-row>
        <table:table-row table:style-name="ro1">
          <table:table-cell office:value-type="float" office:value="22.6888857409999" calcext:value-type="float">
            <text:p>22.688885741</text:p>
          </table:table-cell>
          <table:table-cell office:value-type="float" office:value="567.004135558123" calcext:value-type="float">
            <text:p>567.0041355581</text:p>
          </table:table-cell>
        </table:table-row>
        <table:table-row table:style-name="ro1">
          <table:table-cell office:value-type="float" office:value="22.823245109" calcext:value-type="float">
            <text:p>22.823245109</text:p>
          </table:table-cell>
          <table:table-cell office:value-type="float" office:value="446.56357716682" calcext:value-type="float">
            <text:p>446.5635771668</text:p>
          </table:table-cell>
        </table:table-row>
        <table:table-row table:style-name="ro1">
          <table:table-cell office:value-type="float" office:value="23.0449774010001" calcext:value-type="float">
            <text:p>23.044977401</text:p>
          </table:table-cell>
          <table:table-cell office:value-type="float" office:value="270.596580492575" calcext:value-type="float">
            <text:p>270.5965804926</text:p>
          </table:table-cell>
        </table:table-row>
        <table:table-row table:style-name="ro1">
          <table:table-cell office:value-type="float" office:value="23.569831243" calcext:value-type="float">
            <text:p>23.5698312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19:43:26.2072081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9T19:45:40.007573183</dc:date>
    <meta:editing-duration>PT4M33S</meta:editing-duration>
    <meta:editing-cycles>2</meta:editing-cycles>
    <meta:generator>LibreOffice/4.3.3.2$Linux_ARM_EABI LibreOffice_project/430m0$Build-2</meta:generator>
    <meta:document-statistic meta:table-count="1" meta:cell-count="6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32cm" svg:height="17.777cm" xlink:href=".." xlink:type="simple" chart:class="chart:scatter" chart:style-name="ch1">
        <chart:title svg:x="12.801cm" svg:y="0.491cm" chart:style-name="ch2">
          <text:p>Hall Sensor Drill Test</text:p>
        </chart:title>
        <chart:legend chart:legend-position="end" svg:x="27.925cm" svg:y="8.589cm" style:legend-expansion="high" chart:style-name="ch3"/>
        <chart:plot-area chart:style-name="ch4" table:cell-range-address="hallSen_Data35_2.A1:hallSen_Data35_2.B344" svg:x="1.617cm" svg:y="1.651cm" svg:width="25.702cm" svg:height="14.79cm">
          <chartooo:coordinate-region svg:x="2.715cm" svg:y="1.851cm" svg:width="24.392cm" svg:height="13.943cm"/>
          <chart:axis chart:dimension="x" chart:name="primary-x" chart:style-name="ch5">
            <chart:title svg:x="14.04cm" svg:y="16.796cm" chart:style-name="ch6">
              <text:p>Time</text:p>
            </chart:title>
          </chart:axis>
          <chart:axis chart:dimension="y" chart:name="primary-y" chart:style-name="ch5">
            <chart:title svg:x="0.451cm" svg:y="9.447cm" chart:style-name="ch7">
              <text:p>RPM</text:p>
            </chart:title>
            <chart:grid chart:style-name="ch8" chart:class="major"/>
          </chart:axis>
          <chart:series chart:style-name="ch9" chart:values-cell-range-address="hallSen_Data35_2.B1:hallSen_Data35_2.B344" chart:class="chart:scatter">
            <chart:domain table:cell-range-address="hallSen_Data35_2.A1:hallSen_Data35_2.A344"/>
            <chart:data-point chart:repeated="34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67492335999941">
                <text:p>0.867492335999941</text:p>
                <draw:g>
                  <svg:desc>hallSen_Data35_2.A1:hallSen_Data35_2.A344</svg:desc>
                </draw:g>
              </table:table-cell>
              <table:table-cell office:value-type="float" office:value="69.2597976635451">
                <text:p>69.2597976635451</text:p>
                <draw:g>
                  <svg:desc>hallSen_Data35_2.B1:hallSen_Data35_2.B3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6450749999995">
                <text:p>1.36450749999995</text:p>
              </table:table-cell>
              <table:table-cell office:value-type="float" office:value="120.720662760301">
                <text:p>120.7206627603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4737410000007">
                <text:p>1.54737410000007</text:p>
              </table:table-cell>
              <table:table-cell office:value-type="float" office:value="328.108030662565">
                <text:p>328.1080306625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69089526700009">
                <text:p>1.69089526700009</text:p>
              </table:table-cell>
              <table:table-cell office:value-type="float" office:value="418.056801335742">
                <text:p>418.0568013357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0748838399995">
                <text:p>1.80748838399995</text:p>
              </table:table-cell>
              <table:table-cell office:value-type="float" office:value="514.610137749976">
                <text:p>514.6101377499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0925760100004">
                <text:p>1.90925760100004</text:p>
              </table:table-cell>
              <table:table-cell office:value-type="float" office:value="589.569240765124">
                <text:p>589.5692407651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9422748799989">
                <text:p>2.09422748799989</text:p>
              </table:table-cell>
              <table:table-cell office:value-type="float" office:value="324.377124153447">
                <text:p>324.3771241534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17004167799996">
                <text:p>2.17004167799996</text:p>
              </table:table-cell>
              <table:table-cell office:value-type="float" office:value="791.408574040581">
                <text:p>791.4085740405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24847483400004">
                <text:p>2.24847483400004</text:p>
              </table:table-cell>
              <table:table-cell office:value-type="float" office:value="764.982605059825">
                <text:p>764.982605059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39655351600004">
                <text:p>2.39655351600004</text:p>
              </table:table-cell>
              <table:table-cell office:value-type="float" office:value="880.004635864218">
                <text:p>880.0046358642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475420579">
                <text:p>2.475420579</text:p>
              </table:table-cell>
              <table:table-cell office:value-type="float" office:value="760.773860693016">
                <text:p>760.773860693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53628461900007">
                <text:p>2.53628461900007</text:p>
              </table:table-cell>
              <table:table-cell office:value-type="float" office:value="985.803768529521">
                <text:p>985.8037685295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60759103500004">
                <text:p>2.60759103500004</text:p>
              </table:table-cell>
              <table:table-cell office:value-type="float" office:value="841.439008798661">
                <text:p>841.4390087986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700094549999">
                <text:p>2.6700094549999</text:p>
              </table:table-cell>
              <table:table-cell office:value-type="float" office:value="961.254706545542">
                <text:p>961.2547065455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74004831499997">
                <text:p>2.74004831499997</text:p>
              </table:table-cell>
              <table:table-cell office:value-type="float" office:value="856.667284418134">
                <text:p>856.6672844181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80118443900005">
                <text:p>2.80118443900005</text:p>
              </table:table-cell>
              <table:table-cell office:value-type="float" office:value="981.416486264578">
                <text:p>981.4164862645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86456510099993">
                <text:p>2.86456510099993</text:p>
              </table:table-cell>
              <table:table-cell office:value-type="float" office:value="946.660986281919">
                <text:p>946.6609862819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2836769199994">
                <text:p>2.92836769199994</text:p>
              </table:table-cell>
              <table:table-cell office:value-type="float" office:value="940.400680592867">
                <text:p>940.4006805928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00452313300002">
                <text:p>3.00452313300002</text:p>
              </table:table-cell>
              <table:table-cell office:value-type="float" office:value="787.86228813165">
                <text:p>787.862288131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8692999199993">
                <text:p>3.18692999199993</text:p>
              </table:table-cell>
              <table:table-cell office:value-type="float" office:value="879.365813102439">
                <text:p>879.3658131024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4794773000008">
                <text:p>3.24794773000008</text:p>
              </table:table-cell>
              <table:table-cell office:value-type="float" office:value="983.320620634224">
                <text:p>983.3206206342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31387084800008">
                <text:p>3.31387084800008</text:p>
              </table:table-cell>
              <table:table-cell office:value-type="float" office:value="910.151124829979">
                <text:p>910.1511248299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8766352099992">
                <text:p>3.38766352099992</text:p>
              </table:table-cell>
              <table:table-cell office:value-type="float" office:value="813.088855042929">
                <text:p>813.0888550429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388017300003">
                <text:p>3.43388017300003</text:p>
              </table:table-cell>
              <table:table-cell office:value-type="float" office:value="1298.2333726782">
                <text:p>1298.23337267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9927604999993">
                <text:p>3.49927604999993</text:p>
              </table:table-cell>
              <table:table-cell office:value-type="float" office:value="917.489033751945">
                <text:p>917.4890337519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5962665099992">
                <text:p>3.55962665099992</text:p>
              </table:table-cell>
              <table:table-cell office:value-type="float" office:value="994.190596378949">
                <text:p>994.1905963789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62261626999998">
                <text:p>3.62261626999998</text:p>
              </table:table-cell>
              <table:table-cell office:value-type="float" office:value="952.537909459961">
                <text:p>952.5379094599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8566161900003">
                <text:p>3.68566161900003</text:p>
              </table:table-cell>
              <table:table-cell office:value-type="float" office:value="951.695897503133">
                <text:p>951.6958975031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75288651200003">
                <text:p>3.75288651200003</text:p>
              </table:table-cell>
              <table:table-cell office:value-type="float" office:value="892.526522875952">
                <text:p>892.5265228759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6237247439999">
                <text:p>4.6237247439999</text:p>
              </table:table-cell>
              <table:table-cell office:value-type="float" office:value="74.0728190427665">
                <text:p>74.07281904276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68608785099991">
                <text:p>4.68608785099991</text:p>
              </table:table-cell>
              <table:table-cell office:value-type="float" office:value="962.107292056348">
                <text:p>962.1072920563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74843038499989">
                <text:p>4.74843038499989</text:p>
              </table:table-cell>
              <table:table-cell office:value-type="float" office:value="962.424786904203">
                <text:p>962.4247869042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81072870000003">
                <text:p>4.81072870000003</text:p>
              </table:table-cell>
              <table:table-cell office:value-type="float" office:value="963.107910701443">
                <text:p>963.1079107014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.873292537">
                <text:p>4.873292537</text:p>
              </table:table-cell>
              <table:table-cell office:value-type="float" office:value="959.020464170511">
                <text:p>959.0204641705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93563533199995">
                <text:p>4.93563533199995</text:p>
              </table:table-cell>
              <table:table-cell office:value-type="float" office:value="962.420757684165">
                <text:p>962.4207576841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.99802453200005">
                <text:p>4.99802453200005</text:p>
              </table:table-cell>
              <table:table-cell office:value-type="float" office:value="961.704910463765">
                <text:p>961.7049104637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07568138400006">
                <text:p>5.07568138400006</text:p>
              </table:table-cell>
              <table:table-cell office:value-type="float" office:value="772.629825375691">
                <text:p>772.6298253756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13141384599999">
                <text:p>5.13141384599999</text:p>
              </table:table-cell>
              <table:table-cell office:value-type="float" office:value="1076.5718550184">
                <text:p>1076.57185501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18537468799991">
                <text:p>5.18537468799991</text:p>
              </table:table-cell>
              <table:table-cell office:value-type="float" office:value="1111.91741596776">
                <text:p>1111.917415967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31436195700007">
                <text:p>5.31436195700007</text:p>
              </table:table-cell>
              <table:table-cell office:value-type="float" office:value="903.737170095146">
                <text:p>903.7371700951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375478445">
                <text:p>5.375478445</text:p>
              </table:table-cell>
              <table:table-cell office:value-type="float" office:value="981.731803700395">
                <text:p>981.7318037003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42641115299989">
                <text:p>5.42641115299989</text:p>
              </table:table-cell>
              <table:table-cell office:value-type="float" office:value="1178.02493439242">
                <text:p>1178.024934392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46716596500005">
                <text:p>5.46716596500005</text:p>
              </table:table-cell>
              <table:table-cell office:value-type="float" office:value="1472.21878976562">
                <text:p>1472.218789765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50791577700011">
                <text:p>5.50791577700011</text:p>
              </table:table-cell>
              <table:table-cell office:value-type="float" office:value="1472.39943094496">
                <text:p>1472.399430944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.53934368499995">
                <text:p>5.53934368499995</text:p>
              </table:table-cell>
              <table:table-cell office:value-type="float" office:value="1909.13120912479">
                <text:p>1909.131209124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57289264199994">
                <text:p>5.57289264199994</text:p>
              </table:table-cell>
              <table:table-cell office:value-type="float" office:value="1788.43115748759">
                <text:p>1788.431157487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60982181700001">
                <text:p>5.60982181700001</text:p>
              </table:table-cell>
              <table:table-cell office:value-type="float" office:value="1624.73166540787">
                <text:p>1624.731665407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64038680599992">
                <text:p>5.64038680599992</text:p>
              </table:table-cell>
              <table:table-cell office:value-type="float" office:value="1963.03031550807">
                <text:p>1963.030315508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67095502500001">
                <text:p>5.67095502500001</text:p>
              </table:table-cell>
              <table:table-cell office:value-type="float" office:value="1962.82289131164">
                <text:p>1962.822891311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72485888699998">
                <text:p>5.72485888699998</text:p>
              </table:table-cell>
              <table:table-cell office:value-type="float" office:value="2063.95132542089">
                <text:p>2063.951325420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75351204799995">
                <text:p>5.75351204799995</text:p>
              </table:table-cell>
              <table:table-cell office:value-type="float" office:value="2094.0098022718">
                <text:p>2094.00980227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7824775009999">
                <text:p>5.7824775009999</text:p>
              </table:table-cell>
              <table:table-cell office:value-type="float" office:value="2071.43316557462">
                <text:p>2071.433165574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8433096660001">
                <text:p>5.8433096660001</text:p>
              </table:table-cell>
              <table:table-cell office:value-type="float" office:value="986.320312614388">
                <text:p>986.3203126143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86434176100011">
                <text:p>5.86434176100011</text:p>
              </table:table-cell>
              <table:table-cell office:value-type="float" office:value="2852.78285401301">
                <text:p>2852.782854013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92443199700006">
                <text:p>5.92443199700006</text:p>
              </table:table-cell>
              <table:table-cell office:value-type="float" office:value="998.498325086442">
                <text:p>998.4983250864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94479737100005">
                <text:p>5.94479737100005</text:p>
              </table:table-cell>
              <table:table-cell office:value-type="float" office:value="2946.17717307911">
                <text:p>2946.177173079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00046384300003">
                <text:p>6.00046384300003</text:p>
              </table:table-cell>
              <table:table-cell office:value-type="float" office:value="1077.84808061874">
                <text:p>1077.848080618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0237732380001">
                <text:p>6.0237732380001</text:p>
              </table:table-cell>
              <table:table-cell office:value-type="float" office:value="2574.06938274552">
                <text:p>2574.069382745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0512560300001">
                <text:p>6.0512560300001</text:p>
              </table:table-cell>
              <table:table-cell office:value-type="float" office:value="2183.18429946995">
                <text:p>2183.184299469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10160451699994">
                <text:p>6.10160451699994</text:p>
              </table:table-cell>
              <table:table-cell office:value-type="float" office:value="2320.58512161658">
                <text:p>2320.585121616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13175325499992">
                <text:p>6.13175325499992</text:p>
              </table:table-cell>
              <table:table-cell office:value-type="float" office:value="1990.1330530001">
                <text:p>1990.13305300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5428223000004">
                <text:p>6.15428223000004</text:p>
              </table:table-cell>
              <table:table-cell office:value-type="float" office:value="2663.23700921577">
                <text:p>2663.237009215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8254398299996">
                <text:p>6.18254398299996</text:p>
              </table:table-cell>
              <table:table-cell office:value-type="float" office:value="2123.01055777257">
                <text:p>2123.010557772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0428930999992">
                <text:p>6.20428930999992</text:p>
              </table:table-cell>
              <table:table-cell office:value-type="float" office:value="2759.21350826796">
                <text:p>2759.213508267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23347830500006">
                <text:p>6.23347830500006</text:p>
              </table:table-cell>
              <table:table-cell office:value-type="float" office:value="2055.56923079096">
                <text:p>2055.569230790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33488127100009">
                <text:p>6.33488127100009</text:p>
              </table:table-cell>
              <table:table-cell office:value-type="float" office:value="591.698668853396">
                <text:p>591.69866885339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38147906900008">
                <text:p>6.38147906900008</text:p>
              </table:table-cell>
              <table:table-cell office:value-type="float" office:value="1287.61449199828">
                <text:p>1287.614491998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40656149000006">
                <text:p>6.40656149000006</text:p>
              </table:table-cell>
              <table:table-cell office:value-type="float" office:value="2392.11358425289">
                <text:p>2392.113584252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4363212159999">
                <text:p>6.4363212159999</text:p>
              </table:table-cell>
              <table:table-cell office:value-type="float" office:value="2016.14759491824">
                <text:p>2016.147594918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51233118799996">
                <text:p>6.51233118799996</text:p>
              </table:table-cell>
              <table:table-cell office:value-type="float" office:value="1959.76760422706">
                <text:p>1959.767604227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53175718500006">
                <text:p>6.53175718500006</text:p>
              </table:table-cell>
              <table:table-cell office:value-type="float" office:value="3088.6445622171">
                <text:p>3088.64456221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55798882699992">
                <text:p>6.55798882699992</text:p>
              </table:table-cell>
              <table:table-cell office:value-type="float" office:value="2287.3139241656">
                <text:p>2287.31392416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58173405599996">
                <text:p>6.58173405599996</text:p>
              </table:table-cell>
              <table:table-cell office:value-type="float" office:value="2526.82338839074">
                <text:p>2526.823388390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60865684600003">
                <text:p>6.60865684600003</text:p>
              </table:table-cell>
              <table:table-cell office:value-type="float" office:value="2228.59517902271">
                <text:p>2228.595179022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63168634399995">
                <text:p>6.63168634399995</text:p>
              </table:table-cell>
              <table:table-cell office:value-type="float" office:value="2605.35422874711">
                <text:p>2605.354228747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65946017900001">
                <text:p>6.65946017900001</text:p>
              </table:table-cell>
              <table:table-cell office:value-type="float" office:value="2160.30663391881">
                <text:p>2160.306633918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.68154191300005">
                <text:p>6.68154191300005</text:p>
              </table:table-cell>
              <table:table-cell office:value-type="float" office:value="2717.17791727284">
                <text:p>2717.177917272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7102114270001">
                <text:p>6.7102114270001</text:p>
              </table:table-cell>
              <table:table-cell office:value-type="float" office:value="2092.81538570482">
                <text:p>2092.815385704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.73141696099992">
                <text:p>6.73141696099992</text:p>
              </table:table-cell>
              <table:table-cell office:value-type="float" office:value="2829.45008602532">
                <text:p>2829.450086025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78111336300003">
                <text:p>6.78111336300003</text:p>
              </table:table-cell>
              <table:table-cell office:value-type="float" office:value="2979.41418461403">
                <text:p>2979.414184614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81185522700002">
                <text:p>6.81185522700002</text:p>
              </table:table-cell>
              <table:table-cell office:value-type="float" office:value="1951.73591295619">
                <text:p>1951.735912956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93356700499999">
                <text:p>6.93356700499999</text:p>
              </table:table-cell>
              <table:table-cell office:value-type="float" office:value="492.967903237914">
                <text:p>492.9679032379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98427867100008">
                <text:p>6.98427867100008</text:p>
              </table:table-cell>
              <table:table-cell office:value-type="float" office:value="1183.1597092449">
                <text:p>1183.15970924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00481003499999">
                <text:p>7.00481003499999</text:p>
              </table:table-cell>
              <table:table-cell office:value-type="float" office:value="2922.35820280961">
                <text:p>2922.358202809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02966130899995">
                <text:p>7.02966130899995</text:p>
              </table:table-cell>
              <table:table-cell office:value-type="float" office:value="2414.36314291589">
                <text:p>2414.363142915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08565845899989">
                <text:p>7.08565845899989</text:p>
              </table:table-cell>
              <table:table-cell office:value-type="float" office:value="1071.48310226619">
                <text:p>1071.483102266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10423966200005">
                <text:p>7.10423966200005</text:p>
              </table:table-cell>
              <table:table-cell office:value-type="float" office:value="3229.06972166767">
                <text:p>3229.069721667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1312883380001">
                <text:p>7.1312883380001</text:p>
              </table:table-cell>
              <table:table-cell office:value-type="float" office:value="2218.2231766128">
                <text:p>2218.22317661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.15383726100004">
                <text:p>7.15383726100004</text:p>
              </table:table-cell>
              <table:table-cell office:value-type="float" office:value="2660.88096536509">
                <text:p>2660.880965365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23271771000009">
                <text:p>7.23271771000009</text:p>
              </table:table-cell>
              <table:table-cell office:value-type="float" office:value="1183.32624685062">
                <text:p>1183.326246850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2532181900001">
                <text:p>7.2532181900001</text:p>
              </table:table-cell>
              <table:table-cell office:value-type="float" office:value="2926.76073925935">
                <text:p>2926.760739259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27805451599988">
                <text:p>7.27805451599988</text:p>
              </table:table-cell>
              <table:table-cell office:value-type="float" office:value="2415.81625239245">
                <text:p>2415.816252392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.33413427000005">
                <text:p>7.33413427000005</text:p>
              </table:table-cell>
              <table:table-cell office:value-type="float" office:value="1069.90483588467">
                <text:p>1069.904835884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35451245700006">
                <text:p>7.35451245700006</text:p>
              </table:table-cell>
              <table:table-cell office:value-type="float" office:value="2944.32473310718">
                <text:p>2944.324733107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37748934999991">
                <text:p>7.37748934999991</text:p>
              </table:table-cell>
              <table:table-cell office:value-type="float" office:value="2611.31911962126">
                <text:p>2611.3191196212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40546219599992">
                <text:p>7.40546219599992</text:p>
              </table:table-cell>
              <table:table-cell office:value-type="float" office:value="2144.93727238106">
                <text:p>2144.937272381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42719976300009">
                <text:p>7.42719976300009</text:p>
              </table:table-cell>
              <table:table-cell office:value-type="float" office:value="2760.19850793434">
                <text:p>2760.198507934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45642052900007">
                <text:p>7.45642052900007</text:p>
              </table:table-cell>
              <table:table-cell office:value-type="float" office:value="2053.33426235439">
                <text:p>2053.3342623543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.47690850799995">
                <text:p>7.47690850799995</text:p>
              </table:table-cell>
              <table:table-cell office:value-type="float" office:value="2928.54653942917">
                <text:p>2928.546539429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52837679000004">
                <text:p>7.52837679000004</text:p>
              </table:table-cell>
              <table:table-cell office:value-type="float" office:value="2253.86261339101">
                <text:p>2253.862613391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.55139920400006">
                <text:p>7.55139920400006</text:p>
              </table:table-cell>
              <table:table-cell office:value-type="float" office:value="2606.15589659433">
                <text:p>2606.1558965943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.5793123630001">
                <text:p>7.5793123630001</text:p>
              </table:table-cell>
              <table:table-cell office:value-type="float" office:value="2149.52381419539">
                <text:p>2149.523814195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.60117519000005">
                <text:p>7.60117519000005</text:p>
              </table:table-cell>
              <table:table-cell office:value-type="float" office:value="2744.38433785976">
                <text:p>2744.3843378597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.63023881999993">
                <text:p>7.63023881999993</text:p>
              </table:table-cell>
              <table:table-cell office:value-type="float" office:value="2064.43586022265">
                <text:p>2064.435860222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65088107099996">
                <text:p>7.65088107099996</text:p>
              </table:table-cell>
              <table:table-cell office:value-type="float" office:value="2906.65974364534">
                <text:p>2906.659743645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.67574599">
                <text:p>7.67574599</text:p>
              </table:table-cell>
              <table:table-cell office:value-type="float" office:value="2413.03822465332">
                <text:p>2413.0382246533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70234263399993">
                <text:p>7.70234263399993</text:p>
              </table:table-cell>
              <table:table-cell office:value-type="float" office:value="2255.92371729836">
                <text:p>2255.923717298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72622171700004">
                <text:p>7.72622171700004</text:p>
              </table:table-cell>
              <table:table-cell office:value-type="float" office:value="2512.65930101762">
                <text:p>2512.659301017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75327570600007">
                <text:p>7.75327570600007</text:p>
              </table:table-cell>
              <table:table-cell office:value-type="float" office:value="2217.78755066203">
                <text:p>2217.787550662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.15725365899993">
                <text:p>8.15725365899993</text:p>
              </table:table-cell>
              <table:table-cell office:value-type="float" office:value="157.984181665297">
                <text:p>157.9841816652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.18570666200003">
                <text:p>8.18570666200003</text:p>
              </table:table-cell>
              <table:table-cell office:value-type="float" office:value="2108.74050798081">
                <text:p>2108.7405079808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.21534321099989">
                <text:p>8.21534321099989</text:p>
              </table:table-cell>
              <table:table-cell office:value-type="float" office:value="2024.52721469973">
                <text:p>2024.5272146997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.24589825199996">
                <text:p>8.24589825199996</text:p>
              </table:table-cell>
              <table:table-cell office:value-type="float" office:value="1963.66943182506">
                <text:p>1963.669431825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.27646199099991">
                <text:p>8.27646199099991</text:p>
              </table:table-cell>
              <table:table-cell office:value-type="float" office:value="1963.11059978979">
                <text:p>1963.110599789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.3070133870001">
                <text:p>8.3070133870001</text:p>
              </table:table-cell>
              <table:table-cell office:value-type="float" office:value="1963.90371162167">
                <text:p>1963.903711621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33214367200003">
                <text:p>8.33214367200003</text:p>
              </table:table-cell>
              <table:table-cell office:value-type="float" office:value="2387.5574829399">
                <text:p>2387.55748293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.36887352400004">
                <text:p>8.36887352400004</text:p>
              </table:table-cell>
              <table:table-cell office:value-type="float" office:value="1633.54864593485">
                <text:p>1633.5486459348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39411078800003">
                <text:p>8.39411078800003</text:p>
              </table:table-cell>
              <table:table-cell office:value-type="float" office:value="2377.43679346564">
                <text:p>2377.436793465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.4299158450001">
                <text:p>8.4299158450001</text:p>
              </table:table-cell>
              <table:table-cell office:value-type="float" office:value="1675.74094351804">
                <text:p>1675.740943518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.49598484900002">
                <text:p>8.49598484900002</text:p>
              </table:table-cell>
              <table:table-cell office:value-type="float" office:value="1689.5631096713">
                <text:p>1689.56310967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.52667728699998">
                <text:p>8.52667728699998</text:p>
              </table:table-cell>
              <table:table-cell office:value-type="float" office:value="1954.87891838629">
                <text:p>1954.878918386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.56175958099993">
                <text:p>8.56175958099993</text:p>
              </table:table-cell>
              <table:table-cell office:value-type="float" office:value="1710.2644428009">
                <text:p>1710.26444280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63485022100008">
                <text:p>8.63485022100008</text:p>
              </table:table-cell>
              <table:table-cell office:value-type="float" office:value="820.898544599969">
                <text:p>820.89854459996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67349846399998">
                <text:p>8.67349846399998</text:p>
              </table:table-cell>
              <table:table-cell office:value-type="float" office:value="1552.46384680822">
                <text:p>1552.463846808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.71174295600008">
                <text:p>8.71174295600008</text:p>
              </table:table-cell>
              <table:table-cell office:value-type="float" office:value="1568.85336586083">
                <text:p>1568.8533658608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.75207370399994">
                <text:p>8.75207370399994</text:p>
              </table:table-cell>
              <table:table-cell office:value-type="float" office:value="1487.69866604527">
                <text:p>1487.698666045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.79355424699997">
                <text:p>8.79355424699997</text:p>
              </table:table-cell>
              <table:table-cell office:value-type="float" office:value="1446.46129632272">
                <text:p>1446.461296322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.84114756999998">
                <text:p>8.84114756999998</text:p>
              </table:table-cell>
              <table:table-cell office:value-type="float" office:value="1260.68104133008">
                <text:p>1260.6810413300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.07964512099989">
                <text:p>9.07964512099989</text:p>
              </table:table-cell>
              <table:table-cell office:value-type="float" office:value="251.574910301795">
                <text:p>251.5749103017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30888139400008">
                <text:p>9.30888139400008</text:p>
              </table:table-cell>
              <table:table-cell office:value-type="float" office:value="336.092044049162">
                <text:p>336.0920440491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.38552162800011">
                <text:p>9.38552162800011</text:p>
              </table:table-cell>
              <table:table-cell office:value-type="float" office:value="782.878611774348">
                <text:p>782.8786117743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.45144599600008">
                <text:p>9.45144599600008</text:p>
              </table:table-cell>
              <table:table-cell office:value-type="float" office:value="910.133867343684">
                <text:p>910.1338673436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.52256855699989">
                <text:p>9.52256855699989</text:p>
              </table:table-cell>
              <table:table-cell office:value-type="float" office:value="843.614166258151">
                <text:p>843.6141662581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.6043640150001">
                <text:p>9.6043640150001</text:p>
              </table:table-cell>
              <table:table-cell office:value-type="float" office:value="733.537062655021">
                <text:p>733.5370626550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.69275266999989">
                <text:p>9.69275266999989</text:p>
              </table:table-cell>
              <table:table-cell office:value-type="float" office:value="678.820149487995">
                <text:p>678.8201494879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.7899748939999">
                <text:p>9.7899748939999</text:p>
              </table:table-cell>
              <table:table-cell office:value-type="float" office:value="617.142845857918">
                <text:p>617.1428458579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.89790058800008">
                <text:p>9.89790058800008</text:p>
              </table:table-cell>
              <table:table-cell office:value-type="float" office:value="555.938051228988">
                <text:p>555.9380512289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155037884">
                <text:p>10.155037884</text:p>
              </table:table-cell>
              <table:table-cell office:value-type="float" office:value="233.338379664797">
                <text:p>233.3383796647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.3152725919999">
                <text:p>10.3152725919999</text:p>
              </table:table-cell>
              <table:table-cell office:value-type="float" office:value="374.450708893945">
                <text:p>374.4507088939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.0157936369999">
                <text:p>11.0157936369999</text:p>
              </table:table-cell>
              <table:table-cell office:value-type="float" office:value="214.201268495679">
                <text:p>214.2012684956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.3213550390001">
                <text:p>11.3213550390001</text:p>
              </table:table-cell>
              <table:table-cell office:value-type="float" office:value="196.359879249284">
                <text:p>196.35987924928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415752827">
                <text:p>11.415752827</text:p>
              </table:table-cell>
              <table:table-cell office:value-type="float" office:value="635.6081140381">
                <text:p>635.60811403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.477339005">
                <text:p>11.477339005</text:p>
              </table:table-cell>
              <table:table-cell office:value-type="float" office:value="974.244578061473">
                <text:p>974.24457806147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.5298980719999">
                <text:p>11.5298980719999</text:p>
              </table:table-cell>
              <table:table-cell office:value-type="float" office:value="1141.5727756366">
                <text:p>1141.57277563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.57720655">
                <text:p>11.57720655</text:p>
              </table:table-cell>
              <table:table-cell office:value-type="float" office:value="1268.271619304">
                <text:p>1268.2716193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1.621230903">
                <text:p>11.621230903</text:p>
              </table:table-cell>
              <table:table-cell office:value-type="float" office:value="1362.88203940398">
                <text:p>1362.8820394039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.6669187509999">
                <text:p>11.6669187509999</text:p>
              </table:table-cell>
              <table:table-cell office:value-type="float" office:value="1313.25949079665">
                <text:p>1313.2594907966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.7075973650001">
                <text:p>11.7075973650001</text:p>
              </table:table-cell>
              <table:table-cell office:value-type="float" office:value="1474.97650730547">
                <text:p>1474.976507305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.7419899700001">
                <text:p>11.7419899700001</text:p>
              </table:table-cell>
              <table:table-cell office:value-type="float" office:value="1744.5610764294">
                <text:p>1744.56107642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.853151559">
                <text:p>11.853151559</text:p>
              </table:table-cell>
              <table:table-cell office:value-type="float" office:value="817.888296661422">
                <text:p>817.8882966614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1.9242411509999">
                <text:p>11.9242411509999</text:p>
              </table:table-cell>
              <table:table-cell office:value-type="float" office:value="844.005406587199">
                <text:p>844.00540658719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.9675309710001">
                <text:p>11.9675309710001</text:p>
              </table:table-cell>
              <table:table-cell office:value-type="float" office:value="1386.00714901993">
                <text:p>1386.007149019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.997953824">
                <text:p>11.997953824</text:p>
              </table:table-cell>
              <table:table-cell office:value-type="float" office:value="1972.20162093986">
                <text:p>1972.201620939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028359334">
                <text:p>12.028359334</text:p>
              </table:table-cell>
              <table:table-cell office:value-type="float" office:value="1973.32654508762">
                <text:p>1973.326545087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.0639395979999">
                <text:p>12.0639395979999</text:p>
              </table:table-cell>
              <table:table-cell office:value-type="float" office:value="1686.32812842923">
                <text:p>1686.328128429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1285948479999">
                <text:p>12.1285948479999</text:p>
              </table:table-cell>
              <table:table-cell office:value-type="float" office:value="927.998886401522">
                <text:p>927.9988864015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.165392617">
                <text:p>12.165392617</text:p>
              </table:table-cell>
              <table:table-cell office:value-type="float" office:value="1630.53363370884">
                <text:p>1630.5336337088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.1958394799999">
                <text:p>12.1958394799999</text:p>
              </table:table-cell>
              <table:table-cell office:value-type="float" office:value="1970.64636839909">
                <text:p>1970.646368399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.227468223">
                <text:p>12.227468223</text:p>
              </table:table-cell>
              <table:table-cell office:value-type="float" office:value="1897.00867972826">
                <text:p>1897.008679728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.2927768080001">
                <text:p>12.2927768080001</text:p>
              </table:table-cell>
              <table:table-cell office:value-type="float" office:value="2336.27083048345">
                <text:p>2336.270830483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.324893729">
                <text:p>12.324893729</text:p>
              </table:table-cell>
              <table:table-cell office:value-type="float" office:value="1868.17410050585">
                <text:p>1868.174100505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.3571377850001">
                <text:p>12.3571377850001</text:p>
              </table:table-cell>
              <table:table-cell office:value-type="float" office:value="1860.80808195621">
                <text:p>1860.8080819562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.389273196">
                <text:p>12.389273196</text:p>
              </table:table-cell>
              <table:table-cell office:value-type="float" office:value="1867.09919472286">
                <text:p>1867.099194722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.425198202">
                <text:p>12.425198202</text:p>
              </table:table-cell>
              <table:table-cell office:value-type="float" office:value="1670.14585884502">
                <text:p>1670.1458588450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.4557584510001">
                <text:p>12.4557584510001</text:p>
              </table:table-cell>
              <table:table-cell office:value-type="float" office:value="1963.33478827231">
                <text:p>1963.334788272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.486329222">
                <text:p>12.486329222</text:p>
              </table:table-cell>
              <table:table-cell office:value-type="float" office:value="1962.65903794635">
                <text:p>1962.659037946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.5172205660001">
                <text:p>12.5172205660001</text:p>
              </table:table-cell>
              <table:table-cell office:value-type="float" office:value="1942.29166590438">
                <text:p>1942.2916659043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.5490038400001">
                <text:p>12.5490038400001</text:p>
              </table:table-cell>
              <table:table-cell office:value-type="float" office:value="1887.78538045104">
                <text:p>1887.785380451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.5807980520001">
                <text:p>12.5807980520001</text:p>
              </table:table-cell>
              <table:table-cell office:value-type="float" office:value="1887.13593530664">
                <text:p>1887.135935306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2.6482962269999">
                <text:p>12.6482962269999</text:p>
              </table:table-cell>
              <table:table-cell office:value-type="float" office:value="1676.62868199156">
                <text:p>1676.628681991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.678858195">
                <text:p>12.678858195</text:p>
              </table:table-cell>
              <table:table-cell office:value-type="float" office:value="1963.22435780127">
                <text:p>1963.2243578012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.7093414650001">
                <text:p>12.7093414650001</text:p>
              </table:table-cell>
              <table:table-cell office:value-type="float" office:value="1968.2927717333">
                <text:p>1968.2927717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.7387480130001">
                <text:p>12.7387480130001</text:p>
              </table:table-cell>
              <table:table-cell office:value-type="float" office:value="2040.36189490877">
                <text:p>2040.361894908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.7752652080001">
                <text:p>12.7752652080001</text:p>
              </table:table-cell>
              <table:table-cell office:value-type="float" office:value="1643.06157688235">
                <text:p>1643.061576882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8016390390001">
                <text:p>12.8016390390001</text:p>
              </table:table-cell>
              <table:table-cell office:value-type="float" office:value="2274.98234898063">
                <text:p>2274.9823489806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8361545089999">
                <text:p>12.8361545089999</text:p>
              </table:table-cell>
              <table:table-cell office:value-type="float" office:value="1738.35094814711">
                <text:p>1738.3509481471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.8970700069999">
                <text:p>12.8970700069999</text:p>
              </table:table-cell>
              <table:table-cell office:value-type="float" office:value="984.971016735578">
                <text:p>984.9710167355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.927128588">
                <text:p>12.927128588</text:p>
              </table:table-cell>
              <table:table-cell office:value-type="float" office:value="1996.10221120895">
                <text:p>1996.102211208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.9584957679999">
                <text:p>12.9584957679999</text:p>
              </table:table-cell>
              <table:table-cell office:value-type="float" office:value="1912.82735649409">
                <text:p>1912.8273564940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.025604097">
                <text:p>13.025604097</text:p>
              </table:table-cell>
              <table:table-cell office:value-type="float" office:value="1675.37784028185">
                <text:p>1675.377840281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.05616867">
                <text:p>13.05616867</text:p>
              </table:table-cell>
              <table:table-cell office:value-type="float" office:value="1963.05703338355">
                <text:p>1963.057033383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.0867401180001">
                <text:p>13.0867401180001</text:p>
              </table:table-cell>
              <table:table-cell office:value-type="float" office:value="1962.61557515724">
                <text:p>1962.6155751572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.1173117210001">
                <text:p>13.1173117210001</text:p>
              </table:table-cell>
              <table:table-cell office:value-type="float" office:value="1962.60562457268">
                <text:p>1962.605624572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.1477924389999">
                <text:p>13.1477924389999</text:p>
              </table:table-cell>
              <table:table-cell office:value-type="float" office:value="1968.45756718651">
                <text:p>1968.457567186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.178220241">
                <text:p>13.178220241</text:p>
              </table:table-cell>
              <table:table-cell office:value-type="float" office:value="1971.88084764877">
                <text:p>1971.8808476487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.208664344">
                <text:p>13.208664344</text:p>
              </table:table-cell>
              <table:table-cell office:value-type="float" office:value="1970.82502315567">
                <text:p>1970.825023155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2442543479999">
                <text:p>13.2442543479999</text:p>
              </table:table-cell>
              <table:table-cell office:value-type="float" office:value="1685.86662704912">
                <text:p>1685.866627049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.310147206">
                <text:p>13.310147206</text:p>
              </table:table-cell>
              <table:table-cell office:value-type="float" office:value="910.569093844909">
                <text:p>910.5690938449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.3355277000001">
                <text:p>13.3355277000001</text:p>
              </table:table-cell>
              <table:table-cell office:value-type="float" office:value="2364.02018021755">
                <text:p>2364.020180217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3959479370001">
                <text:p>13.3959479370001</text:p>
              </table:table-cell>
              <table:table-cell office:value-type="float" office:value="2009.13614479307">
                <text:p>2009.136144793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.4270620939999">
                <text:p>13.4270620939999</text:p>
              </table:table-cell>
              <table:table-cell office:value-type="float" office:value="1928.38263303574">
                <text:p>1928.382633035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.4625814210001">
                <text:p>13.4625814210001</text:p>
              </table:table-cell>
              <table:table-cell office:value-type="float" office:value="1689.22119497532">
                <text:p>1689.2211949753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.493072556">
                <text:p>13.493072556</text:p>
              </table:table-cell>
              <table:table-cell office:value-type="float" office:value="1967.78506277832">
                <text:p>1967.785062778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.5289514159999">
                <text:p>13.5289514159999</text:p>
              </table:table-cell>
              <table:table-cell office:value-type="float" office:value="1672.29393576462">
                <text:p>1672.293935764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.554332743">
                <text:p>13.554332743</text:p>
              </table:table-cell>
              <table:table-cell office:value-type="float" office:value="2363.94259448108">
                <text:p>2363.942594481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.5848463780001">
                <text:p>13.5848463780001</text:p>
              </table:table-cell>
              <table:table-cell office:value-type="float" office:value="1966.33406671914">
                <text:p>1966.3340667191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.6761138439999">
                <text:p>13.6761138439999</text:p>
              </table:table-cell>
              <table:table-cell office:value-type="float" office:value="657.408413202686">
                <text:p>657.40841320268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.7131653639999">
                <text:p>13.7131653639999</text:p>
              </table:table-cell>
              <table:table-cell office:value-type="float" office:value="1619.36676282206">
                <text:p>1619.366762822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.7382955969999">
                <text:p>13.7382955969999</text:p>
              </table:table-cell>
              <table:table-cell office:value-type="float" office:value="2387.56242331439">
                <text:p>2387.562423314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.80528153">
                <text:p>13.80528153</text:p>
              </table:table-cell>
              <table:table-cell office:value-type="float" office:value="1672.69221512642">
                <text:p>1672.692215126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.8317305170001">
                <text:p>13.8317305170001</text:p>
              </table:table-cell>
              <table:table-cell office:value-type="float" office:value="2268.51788311537">
                <text:p>2268.5178831153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.8627735810001">
                <text:p>13.8627735810001</text:p>
              </table:table-cell>
              <table:table-cell office:value-type="float" office:value="1932.79890155425">
                <text:p>1932.798901554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.8938489879999">
                <text:p>13.8938489879999</text:p>
              </table:table-cell>
              <table:table-cell office:value-type="float" office:value="1930.78726210131">
                <text:p>1930.787262101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.9573581929999">
                <text:p>13.9573581929999</text:p>
              </table:table-cell>
              <table:table-cell office:value-type="float" office:value="944.744938943123">
                <text:p>944.74493894312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.98717844">
                <text:p>13.98717844</text:p>
              </table:table-cell>
              <table:table-cell office:value-type="float" office:value="2012.0557686803">
                <text:p>2012.05576868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.0183483789999">
                <text:p>14.0183483789999</text:p>
              </table:table-cell>
              <table:table-cell office:value-type="float" office:value="1924.93158232104">
                <text:p>1924.931582321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.0540573420001">
                <text:p>14.0540573420001</text:p>
              </table:table-cell>
              <table:table-cell office:value-type="float" office:value="1680.25041779369">
                <text:p>1680.250417793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.084619363">
                <text:p>14.084619363</text:p>
              </table:table-cell>
              <table:table-cell office:value-type="float" office:value="1963.22095322657">
                <text:p>1963.220953226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.1151811750001">
                <text:p>14.1151811750001</text:p>
              </table:table-cell>
              <table:table-cell office:value-type="float" office:value="1963.23437889837">
                <text:p>1963.234378898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.1814044499999">
                <text:p>14.1814044499999</text:p>
              </table:table-cell>
              <table:table-cell office:value-type="float" office:value="1682.50563450196">
                <text:p>1682.505634501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.211803397">
                <text:p>14.211803397</text:p>
              </table:table-cell>
              <table:table-cell office:value-type="float" office:value="1973.75257767363">
                <text:p>1973.752577673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.2360414919999">
                <text:p>14.2360414919999</text:p>
              </table:table-cell>
              <table:table-cell office:value-type="float" office:value="2475.44206755167">
                <text:p>2475.442067551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.2672195560001">
                <text:p>14.2672195560001</text:p>
              </table:table-cell>
              <table:table-cell office:value-type="float" office:value="1924.42994535004">
                <text:p>1924.429945350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4.36418506">
                <text:p>14.36418506</text:p>
              </table:table-cell>
              <table:table-cell office:value-type="float" office:value="618.776755907855">
                <text:p>618.7767559078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.3947497889999">
                <text:p>14.3947497889999</text:p>
              </table:table-cell>
              <table:table-cell office:value-type="float" office:value="1963.04701409684">
                <text:p>1963.047014096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.4253120169999">
                <text:p>14.4253120169999</text:p>
              </table:table-cell>
              <table:table-cell office:value-type="float" office:value="1963.20765619523">
                <text:p>1963.2076561952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.4558843499999">
                <text:p>14.4558843499999</text:p>
              </table:table-cell>
              <table:table-cell office:value-type="float" office:value="1962.55876187081">
                <text:p>1962.558761870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.4864406419999">
                <text:p>14.4864406419999</text:p>
              </table:table-cell>
              <table:table-cell office:value-type="float" office:value="1963.58903756857">
                <text:p>1963.5890375685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.517006412">
                <text:p>14.517006412</text:p>
              </table:table-cell>
              <table:table-cell office:value-type="float" office:value="1962.98015721081">
                <text:p>1962.9801572108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.578163161">
                <text:p>14.578163161</text:p>
              </table:table-cell>
              <table:table-cell office:value-type="float" office:value="1960.95855707382">
                <text:p>1960.9585570738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.6092037769999">
                <text:p>14.6092037769999</text:p>
              </table:table-cell>
              <table:table-cell office:value-type="float" office:value="1932.95133060955">
                <text:p>1932.9513306095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.674703977">
                <text:p>14.674703977</text:p>
              </table:table-cell>
              <table:table-cell office:value-type="float" office:value="916.027737318659">
                <text:p>916.0277373186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.7355655169999">
                <text:p>14.7355655169999</text:p>
              </table:table-cell>
              <table:table-cell office:value-type="float" office:value="985.844262240051">
                <text:p>985.8442622400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.7710304689999">
                <text:p>14.7710304689999</text:p>
              </table:table-cell>
              <table:table-cell office:value-type="float" office:value="1691.81111538026">
                <text:p>1691.811115380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.7956708050001">
                <text:p>14.7956708050001</text:p>
              </table:table-cell>
              <table:table-cell office:value-type="float" office:value="2435.0317300695">
                <text:p>2435.03173006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.8319275819999">
                <text:p>14.8319275819999</text:p>
              </table:table-cell>
              <table:table-cell office:value-type="float" office:value="1654.86303430316">
                <text:p>1654.863034303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.8623849149999">
                <text:p>14.8623849149999</text:p>
              </table:table-cell>
              <table:table-cell office:value-type="float" office:value="1969.96893983074">
                <text:p>1969.9689398307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.955482178">
                <text:p>14.955482178</text:p>
              </table:table-cell>
              <table:table-cell office:value-type="float" office:value="644.487260596738">
                <text:p>644.4872605967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5.023824939">
                <text:p>15.023824939</text:p>
              </table:table-cell>
              <table:table-cell office:value-type="float" office:value="877.927656450005">
                <text:p>877.92765645000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.095939951">
                <text:p>15.095939951</text:p>
              </table:table-cell>
              <table:table-cell office:value-type="float" office:value="1640.77285542821">
                <text:p>1640.7728554282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.135868093">
                <text:p>15.135868093</text:p>
              </table:table-cell>
              <table:table-cell office:value-type="float" office:value="1502.6995245606">
                <text:p>1502.699524560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.1765689470001">
                <text:p>15.1765689470001</text:p>
              </table:table-cell>
              <table:table-cell office:value-type="float" office:value="1474.17054197152">
                <text:p>1474.1705419715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.2119138989999">
                <text:p>15.2119138989999</text:p>
              </table:table-cell>
              <table:table-cell office:value-type="float" office:value="1697.55500022422">
                <text:p>1697.555000224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.2579378410001">
                <text:p>15.2579378410001</text:p>
              </table:table-cell>
              <table:table-cell office:value-type="float" office:value="1303.66929455561">
                <text:p>1303.669294555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.298616195">
                <text:p>15.298616195</text:p>
              </table:table-cell>
              <table:table-cell office:value-type="float" office:value="1474.98593478122">
                <text:p>1474.985934781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.3395912159999">
                <text:p>15.3395912159999</text:p>
              </table:table-cell>
              <table:table-cell office:value-type="float" office:value="1464.30675411135">
                <text:p>1464.3067541113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.3901520469999">
                <text:p>15.3901520469999</text:p>
              </table:table-cell>
              <table:table-cell office:value-type="float" office:value="1186.68935643124">
                <text:p>1186.689356431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5.8364214830001">
                <text:p>15.8364214830001</text:p>
              </table:table-cell>
              <table:table-cell office:value-type="float" office:value="134.447925759303">
                <text:p>134.4479257593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.9139514589999">
                <text:p>15.9139514589999</text:p>
              </table:table-cell>
              <table:table-cell office:value-type="float" office:value="773.894216091808">
                <text:p>773.89421609180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.0741451250001">
                <text:p>16.0741451250001</text:p>
              </table:table-cell>
              <table:table-cell office:value-type="float" office:value="692.980234955">
                <text:p>692.9802349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.1675477020001">
                <text:p>16.1675477020001</text:p>
              </table:table-cell>
              <table:table-cell office:value-type="float" office:value="642.380563011618">
                <text:p>642.3805630116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.273003493">
                <text:p>16.273003493</text:p>
              </table:table-cell>
              <table:table-cell office:value-type="float" office:value="568.958797151633">
                <text:p>568.9587971516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.39458975">
                <text:p>16.39458975</text:p>
              </table:table-cell>
              <table:table-cell office:value-type="float" office:value="493.476824440816">
                <text:p>493.47682444081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.5365414329999">
                <text:p>16.5365414329999</text:p>
              </table:table-cell>
              <table:table-cell office:value-type="float" office:value="422.679032273588">
                <text:p>422.6790322735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.7058725229999">
                <text:p>16.7058725229999</text:p>
              </table:table-cell>
              <table:table-cell office:value-type="float" office:value="354.335402907965">
                <text:p>354.33540290796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.9257947569999">
                <text:p>16.9257947569999</text:p>
              </table:table-cell>
              <table:table-cell office:value-type="float" office:value="272.823710948633">
                <text:p>272.8237109486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.228731255">
                <text:p>17.228731255</text:p>
              </table:table-cell>
              <table:table-cell office:value-type="float" office:value="198.061311186077">
                <text:p>198.06131118607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.732758523">
                <text:p>17.732758523</text:p>
              </table:table-cell>
              <table:table-cell office:value-type="float" office:value="119.041178541934">
                <text:p>119.0411785419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.8545306660001">
                <text:p>17.8545306660001</text:p>
              </table:table-cell>
              <table:table-cell office:value-type="float" office:value="492.723528730035">
                <text:p>492.7235287300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.991656033">
                <text:p>17.991656033</text:p>
              </table:table-cell>
              <table:table-cell office:value-type="float" office:value="1070.32628825635">
                <text:p>1070.3262882563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.0476975060001">
                <text:p>18.0476975060001</text:p>
              </table:table-cell>
              <table:table-cell office:value-type="float" office:value="1070.63567012142">
                <text:p>1070.6356701214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.1000243840001">
                <text:p>18.1000243840001</text:p>
              </table:table-cell>
              <table:table-cell office:value-type="float" office:value="1146.63825347969">
                <text:p>1146.638253479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.150306621">
                <text:p>18.150306621</text:p>
              </table:table-cell>
              <table:table-cell office:value-type="float" office:value="1193.26433309036">
                <text:p>1193.264333090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.205991218">
                <text:p>18.205991218</text:p>
              </table:table-cell>
              <table:table-cell office:value-type="float" office:value="1077.49724757854">
                <text:p>1077.497247578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.2871903729999">
                <text:p>18.2871903729999</text:p>
              </table:table-cell>
              <table:table-cell office:value-type="float" office:value="738.923945699406">
                <text:p>738.92394569940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.324466945">
                <text:p>18.324466945</text:p>
              </table:table-cell>
              <table:table-cell office:value-type="float" office:value="1609.59006637797">
                <text:p>1609.590066377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.364426286">
                <text:p>18.364426286</text:p>
              </table:table-cell>
              <table:table-cell office:value-type="float" office:value="1501.52626390966">
                <text:p>1501.526263909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.4444969470001">
                <text:p>18.4444969470001</text:p>
              </table:table-cell>
              <table:table-cell office:value-type="float" office:value="749.338137722791">
                <text:p>749.33813772279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.4781480910001">
                <text:p>18.4781480910001</text:p>
              </table:table-cell>
              <table:table-cell office:value-type="float" office:value="1783.00030453474">
                <text:p>1783.0003045347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.693791354">
                <text:p>18.693791354</text:p>
              </table:table-cell>
              <table:table-cell office:value-type="float" office:value="337.081863431528">
                <text:p>337.0818634315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.724309207">
                <text:p>18.724309207</text:p>
              </table:table-cell>
              <table:table-cell office:value-type="float" office:value="1966.06229147298">
                <text:p>1966.062291472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.7572633699999">
                <text:p>18.7572633699999</text:p>
              </table:table-cell>
              <table:table-cell office:value-type="float" office:value="1820.71078546914">
                <text:p>1820.710785469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.795508383">
                <text:p>18.795508383</text:p>
              </table:table-cell>
              <table:table-cell office:value-type="float" office:value="1568.83199385814">
                <text:p>1568.831993858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.826016497">
                <text:p>18.826016497</text:p>
              </table:table-cell>
              <table:table-cell office:value-type="float" office:value="1966.68991075713">
                <text:p>1966.689910757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.8571637800001">
                <text:p>18.8571637800001</text:p>
              </table:table-cell>
              <table:table-cell office:value-type="float" office:value="1926.33174456306">
                <text:p>1926.331744563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.8901198179999">
                <text:p>18.8901198179999</text:p>
              </table:table-cell>
              <table:table-cell office:value-type="float" office:value="1820.60719799796">
                <text:p>1820.6071979979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.92772186">
                <text:p>18.92772186</text:p>
              </table:table-cell>
              <table:table-cell office:value-type="float" office:value="1595.65802303539">
                <text:p>1595.6580230353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.9582287759999">
                <text:p>18.9582287759999</text:p>
              </table:table-cell>
              <table:table-cell office:value-type="float" office:value="1966.7671422491">
                <text:p>1966.767142249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.9887520980001">
                <text:p>18.9887520980001</text:p>
              </table:table-cell>
              <table:table-cell office:value-type="float" office:value="1965.71002329739">
                <text:p>1965.710023297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.1175435329999">
                <text:p>19.1175435329999</text:p>
              </table:table-cell>
              <table:table-cell office:value-type="float" office:value="633.782750090723">
                <text:p>633.7827500907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9.1496771730001">
                <text:p>19.1496771730001</text:p>
              </table:table-cell>
              <table:table-cell office:value-type="float" office:value="1867.20209722913">
                <text:p>1867.202097229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9.185595356">
                <text:p>19.185595356</text:p>
              </table:table-cell>
              <table:table-cell office:value-type="float" office:value="1670.46311892033">
                <text:p>1670.463118920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.216104563">
                <text:p>19.216104563</text:p>
              </table:table-cell>
              <table:table-cell office:value-type="float" office:value="1966.61945359495">
                <text:p>1966.619453594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.2466134060001">
                <text:p>19.2466134060001</text:p>
              </table:table-cell>
              <table:table-cell office:value-type="float" office:value="1966.64291726784">
                <text:p>1966.6429172678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9.2777117830001">
                <text:p>19.2777117830001</text:p>
              </table:table-cell>
              <table:table-cell office:value-type="float" office:value="1929.36113675427">
                <text:p>1929.3611367542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.3096607340001">
                <text:p>19.3096607340001</text:p>
              </table:table-cell>
              <table:table-cell office:value-type="float" office:value="1877.99593169718">
                <text:p>1877.995931697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.3414776540001">
                <text:p>19.3414776540001</text:p>
              </table:table-cell>
              <table:table-cell office:value-type="float" office:value="1885.78907072187">
                <text:p>1885.789070721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.3732334809999">
                <text:p>19.3732334809999</text:p>
              </table:table-cell>
              <table:table-cell office:value-type="float" office:value="1889.41701944169">
                <text:p>1889.4170194416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.4094735910001">
                <text:p>19.4094735910001</text:p>
              </table:table-cell>
              <table:table-cell office:value-type="float" office:value="1655.62411371878">
                <text:p>1655.624113718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.4684477819999">
                <text:p>19.4684477819999</text:p>
              </table:table-cell>
              <table:table-cell office:value-type="float" office:value="2106.96632598839">
                <text:p>2106.966325988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.5001527740001">
                <text:p>19.5001527740001</text:p>
              </table:table-cell>
              <table:table-cell office:value-type="float" office:value="1892.44646394004">
                <text:p>1892.4464639400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.5367668450001">
                <text:p>19.5367668450001</text:p>
              </table:table-cell>
              <table:table-cell office:value-type="float" office:value="1638.71425277865">
                <text:p>1638.7142527786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.5672856880001">
                <text:p>19.5672856880001</text:p>
              </table:table-cell>
              <table:table-cell office:value-type="float" office:value="1965.99851442717">
                <text:p>1965.9985144271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.597766093">
                <text:p>19.597766093</text:p>
              </table:table-cell>
              <table:table-cell office:value-type="float" office:value="1968.47778105732">
                <text:p>1968.4777810573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.628302801">
                <text:p>19.628302801</text:p>
              </table:table-cell>
              <table:table-cell office:value-type="float" office:value="1964.84833925126">
                <text:p>1964.8483392512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.6588162799999">
                <text:p>19.6588162799999</text:p>
              </table:table-cell>
              <table:table-cell office:value-type="float" office:value="1966.34411960256">
                <text:p>1966.3441196025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9.6906312210001">
                <text:p>19.6906312210001</text:p>
              </table:table-cell>
              <table:table-cell office:value-type="float" office:value="1885.90637334779">
                <text:p>1885.906373347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9.721146262">
                <text:p>19.721146262</text:p>
              </table:table-cell>
              <table:table-cell office:value-type="float" office:value="1966.24346662716">
                <text:p>1966.2434666271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.7525650560001">
                <text:p>19.7525650560001</text:p>
              </table:table-cell>
              <table:table-cell office:value-type="float" office:value="1909.68501209534">
                <text:p>1909.685012095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.819799115">
                <text:p>19.819799115</text:p>
              </table:table-cell>
              <table:table-cell office:value-type="float" office:value="1676.79708281821">
                <text:p>1676.797082818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.850317594">
                <text:p>19.850317594</text:p>
              </table:table-cell>
              <table:table-cell office:value-type="float" office:value="1966.0219632855">
                <text:p>1966.02196328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.8808265929999">
                <text:p>19.8808265929999</text:p>
              </table:table-cell>
              <table:table-cell office:value-type="float" office:value="1966.63286134366">
                <text:p>1966.632861343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.911341842">
                <text:p>19.911341842</text:p>
              </table:table-cell>
              <table:table-cell office:value-type="float" office:value="1966.23006418739">
                <text:p>1966.230064187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.9418492269999">
                <text:p>19.9418492269999</text:p>
              </table:table-cell>
              <table:table-cell office:value-type="float" office:value="1966.73690649231">
                <text:p>1966.736906492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.9724690600001">
                <text:p>19.9724690600001</text:p>
              </table:table-cell>
              <table:table-cell office:value-type="float" office:value="1959.51427950832">
                <text:p>1959.514279508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.00391775">
                <text:p>20.00391775</text:p>
              </table:table-cell>
              <table:table-cell office:value-type="float" office:value="1907.86961237897">
                <text:p>1907.869612378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.0353600339999">
                <text:p>20.0353600339999</text:p>
              </table:table-cell>
              <table:table-cell office:value-type="float" office:value="1908.25831864339">
                <text:p>1908.2583186433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0.0667933069999">
                <text:p>20.0667933069999</text:p>
              </table:table-cell>
              <table:table-cell office:value-type="float" office:value="1908.80536048854">
                <text:p>1908.805360488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0.0983081950001">
                <text:p>20.0983081950001</text:p>
              </table:table-cell>
              <table:table-cell office:value-type="float" office:value="1903.86207305157">
                <text:p>1903.8620730515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.1656783999999">
                <text:p>20.1656783999999</text:p>
              </table:table-cell>
              <table:table-cell office:value-type="float" office:value="1675.67757629406">
                <text:p>1675.6775762940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.196174014">
                <text:p>20.196174014</text:p>
              </table:table-cell>
              <table:table-cell office:value-type="float" office:value="1967.49604713171">
                <text:p>1967.4960471317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.226687441">
                <text:p>20.226687441</text:p>
              </table:table-cell>
              <table:table-cell office:value-type="float" office:value="1966.34747057677">
                <text:p>1966.347470576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.2571970649999">
                <text:p>20.2571970649999</text:p>
              </table:table-cell>
              <table:table-cell office:value-type="float" office:value="1966.5925742032">
                <text:p>1966.592574203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.2882186700001">
                <text:p>20.2882186700001</text:p>
              </table:table-cell>
              <table:table-cell office:value-type="float" office:value="1934.13590301348">
                <text:p>1934.135903013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.3200735590001">
                <text:p>20.3200735590001</text:p>
              </table:table-cell>
              <table:table-cell office:value-type="float" office:value="1883.54133018714">
                <text:p>1883.541330187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.3519598549999">
                <text:p>20.3519598549999</text:p>
              </table:table-cell>
              <table:table-cell office:value-type="float" office:value="1881.68610115">
                <text:p>1881.686101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.3838259940001">
                <text:p>20.3838259940001</text:p>
              </table:table-cell>
              <table:table-cell office:value-type="float" office:value="1882.87636602924">
                <text:p>1882.8763660292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.419915062">
                <text:p>20.419915062</text:p>
              </table:table-cell>
              <table:table-cell office:value-type="float" office:value="1662.55332501658">
                <text:p>1662.553325016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.4504227069999">
                <text:p>20.4504227069999</text:p>
              </table:table-cell>
              <table:table-cell office:value-type="float" office:value="1966.72014506893">
                <text:p>1966.720145068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.5115279459999">
                <text:p>20.5115279459999</text:p>
              </table:table-cell>
              <table:table-cell office:value-type="float" office:value="1960.53809321378">
                <text:p>1960.5380932137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.5471724819999">
                <text:p>20.5471724819999</text:p>
              </table:table-cell>
              <table:table-cell office:value-type="float" office:value="1683.28744691453">
                <text:p>1683.287446914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.5776804919999">
                <text:p>20.5776804919999</text:p>
              </table:table-cell>
              <table:table-cell office:value-type="float" office:value="1966.69661508899">
                <text:p>1966.6966150889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.6081947519999">
                <text:p>20.6081947519999</text:p>
              </table:table-cell>
              <table:table-cell office:value-type="float" office:value="1966.29379181944">
                <text:p>1966.2937918194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.6402031309999">
                <text:p>20.6402031309999</text:p>
              </table:table-cell>
              <table:table-cell office:value-type="float" office:value="1874.50917148972">
                <text:p>1874.5091714897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.6725759379999">
                <text:p>20.6725759379999</text:p>
              </table:table-cell>
              <table:table-cell office:value-type="float" office:value="1853.40739837596">
                <text:p>1853.407398375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.7098982909999">
                <text:p>20.7098982909999</text:p>
              </table:table-cell>
              <table:table-cell office:value-type="float" office:value="1607.61568275029">
                <text:p>1607.6156827502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.740402655">
                <text:p>20.740402655</text:p>
              </table:table-cell>
              <table:table-cell office:value-type="float" office:value="1966.93168229444">
                <text:p>1966.931682294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0.7709119149999">
                <text:p>20.7709119149999</text:p>
              </table:table-cell>
              <table:table-cell office:value-type="float" office:value="1966.6160372347">
                <text:p>1966.616037234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.8035229">
                <text:p>20.8035229</text:p>
              </table:table-cell>
              <table:table-cell office:value-type="float" office:value="1839.87082880092">
                <text:p>1839.8708288009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0.8726051419999">
                <text:p>20.8726051419999</text:p>
              </table:table-cell>
              <table:table-cell office:value-type="float" office:value="1679.92942953134">
                <text:p>1679.9294295313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.9045451879999">
                <text:p>20.9045451879999</text:p>
              </table:table-cell>
              <table:table-cell office:value-type="float" office:value="1878.51952373253">
                <text:p>1878.5195237325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.9438040580001">
                <text:p>20.9438040580001</text:p>
              </table:table-cell>
              <table:table-cell office:value-type="float" office:value="1528.31704019465">
                <text:p>1528.317040194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.9743189430001">
                <text:p>20.9743189430001</text:p>
              </table:table-cell>
              <table:table-cell office:value-type="float" office:value="1966.25351856956">
                <text:p>1966.253518569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1.0086305059999">
                <text:p>21.0086305059999</text:p>
              </table:table-cell>
              <table:table-cell office:value-type="float" office:value="1748.68163249422">
                <text:p>1748.6816324942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.0455049929999">
                <text:p>21.0455049929999</text:p>
              </table:table-cell>
              <table:table-cell office:value-type="float" office:value="1627.14128063766">
                <text:p>1627.1412806376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1.387784945">
                <text:p>21.387784945</text:p>
              </table:table-cell>
              <table:table-cell office:value-type="float" office:value="175.295104634051">
                <text:p>175.29510463405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1.4284606419999">
                <text:p>21.4284606419999</text:p>
              </table:table-cell>
              <table:table-cell office:value-type="float" office:value="1475.08228316757">
                <text:p>1475.082283167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1.4691372239999">
                <text:p>21.4691372239999</text:p>
              </table:table-cell>
              <table:table-cell office:value-type="float" office:value="1475.05018980974">
                <text:p>1475.050189809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1.509821099">
                <text:p>21.509821099</text:p>
              </table:table-cell>
              <table:table-cell office:value-type="float" office:value="1474.78577200378">
                <text:p>1474.7857720037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1.642322857">
                <text:p>21.642322857</text:p>
              </table:table-cell>
              <table:table-cell office:value-type="float" office:value="654.11010740173">
                <text:p>654.1101074017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1.6851541860001">
                <text:p>21.6851541860001</text:p>
              </table:table-cell>
              <table:table-cell office:value-type="float" office:value="1400.84376087905">
                <text:p>1400.8437608790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.733852095">
                <text:p>21.733852095</text:p>
              </table:table-cell>
              <table:table-cell office:value-type="float" office:value="1232.08575547141">
                <text:p>1232.0857554714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1.784701521">
                <text:p>21.784701521</text:p>
              </table:table-cell>
              <table:table-cell office:value-type="float" office:value="1179.9543223946">
                <text:p>1179.954322394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2.061669919">
                <text:p>22.061669919</text:p>
              </table:table-cell>
              <table:table-cell office:value-type="float" office:value="216.631212922704">
                <text:p>216.63121292270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2.1099861600001">
                <text:p>22.1099861600001</text:p>
              </table:table-cell>
              <table:table-cell office:value-type="float" office:value="1241.81846017198">
                <text:p>1241.8184601719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.1782782959999">
                <text:p>22.1782782959999</text:p>
              </table:table-cell>
              <table:table-cell office:value-type="float" office:value="878.578464731691">
                <text:p>878.57846473169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.2419017719999">
                <text:p>22.2419017719999</text:p>
              </table:table-cell>
              <table:table-cell office:value-type="float" office:value="943.048128964588">
                <text:p>943.04812896458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2.3151976199999">
                <text:p>22.3151976199999</text:p>
              </table:table-cell>
              <table:table-cell office:value-type="float" office:value="818.600256865361">
                <text:p>818.6002568653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2.3966970879999">
                <text:p>22.3966970879999</text:p>
              </table:table-cell>
              <table:table-cell office:value-type="float" office:value="736.201124650763">
                <text:p>736.2011246507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2.5830664069999">
                <text:p>22.5830664069999</text:p>
              </table:table-cell>
              <table:table-cell office:value-type="float" office:value="588.686493458309">
                <text:p>588.68649345830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2.6888857409999">
                <text:p>22.6888857409999</text:p>
              </table:table-cell>
              <table:table-cell office:value-type="float" office:value="567.004135558123">
                <text:p>567.0041355581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2.823245109">
                <text:p>22.823245109</text:p>
              </table:table-cell>
              <table:table-cell office:value-type="float" office:value="446.56357716682">
                <text:p>446.5635771668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3.0449774010001">
                <text:p>23.0449774010001</text:p>
              </table:table-cell>
              <table:table-cell office:value-type="float" office:value="270.596580492575">
                <text:p>270.59658049257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3.569831243">
                <text:p>23.5698312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ARM_EABI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